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9ACB62EABBDEC34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OpenSymbol3" svg:font-family="OpenSymbol, 'Arial Unicode MS'" style:font-charset="x-symbol"/>
    <style:font-face style:name="StarSymbol1" svg:font-family="StarSymbol" style:font-charset="x-symbol"/>
    <style:font-face style:name="Lucida Sans3" svg:font-family="'Lucida Sans'" style:font-pitch="variable" style:font-charset="x-symbol"/>
    <style:font-face style:name="OpenSymbol5" svg:font-family="OpenSymbol" style:font-pitch="variable" style:font-charset="x-symbol"/>
    <style:font-face style:name="OpenSymbol4" svg:font-family="OpenSymbol" style:font-adornments="Oblique" style:font-pitch="variable" style:font-charset="x-symbol"/>
    <style:font-face style:name="OpenSymbol1" svg:font-family="OpenSymbol, 'Arial Unicode MS'" style:font-pitch="variable" style:font-charset="x-symbol"/>
    <style:font-face style:name="SimSun2" svg:font-family="SimSun" style:font-pitch="variable" style:font-charset="x-symbol"/>
    <style:font-face style:name="StarSymbol" svg:font-family="StarSymbol" style:font-pitch="variable" style:font-charset="x-symbol"/>
    <style:font-face style:name="Times New Roman3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Lucida Sans2" svg:font-family="'Lucida Sans'" style:font-family-generic="system" style:font-pitch="variable" style:font-charset="x-symbol"/>
    <style:font-face style:name="SimSun" svg:font-family="SimSun" style:font-family-generic="system" style:font-pitch="variable" style:font-charset="x-symbol"/>
    <style:font-face style:name="OpenSymbol6" svg:font-family="OpenSymbol"/>
    <style:font-face style:name="Tahoma2" svg:font-family="Tahoma"/>
    <style:font-face style:name="Bitstream Vera Sans6" svg:font-family="'Bitstream Vera Sans'" style:font-adornments="Roman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SimSun3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4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Lucida Sans1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2" style:family="table">
      <style:table-properties style:width="9.2cm" table:align="margins"/>
    </style:style>
    <style:style style:name="Tableau2.A" style:family="table-column">
      <style:table-column-properties style:column-width="2.933cm" style:rel-column-width="20894*"/>
    </style:style>
    <style:style style:name="Tableau2.B" style:family="table-column">
      <style:table-column-properties style:column-width="3.2cm" style:rel-column-width="22795*"/>
    </style:style>
    <style:style style:name="Tableau2.C" style:family="table-column">
      <style:table-column-properties style:column-width="3.067cm" style:rel-column-width="21846*"/>
    </style:style>
    <style:style style:name="Tableau2.A1" style:family="table-cell">
      <style:table-cell-properties fo:background-color="#add9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C1" style:family="table-cell">
      <style:table-cell-properties fo:background-color="#add9e0" fo:padding="0.097cm" fo:border="0.5pt solid #000000">
        <style:background-image/>
      </style:table-cell-properties>
    </style:style>
    <style:style style:name="Tableau2.2" style:family="table-row">
      <style:table-row-properties style:row-height="0.801cm"/>
    </style:style>
    <style:style style:name="Tableau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1" fo:font-size="11pt" fo:font-style="italic" fo:text-shadow="1pt 1pt" fo:font-weight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P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Header">
      <style:text-properties fo:font-size="3pt" style:font-size-asian="4pt" style:font-size-complex="4pt"/>
    </style:style>
    <style:style style:name="P12" style:family="paragraph" style:parent-style-name="Header">
      <style:text-properties fo:font-size="14pt" style:font-size-asian="14pt" style:font-size-complex="14pt"/>
    </style:style>
    <style:style style:name="P1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text-properties officeooo:rsid="00178920" officeooo:paragraph-rsid="00178920"/>
    </style:style>
    <style:style style:name="P19" style:family="paragraph" style:parent-style-name="Footer">
      <style:text-properties officeooo:paragraph-rsid="003db5af"/>
    </style:style>
    <style:style style:name="P20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_5f_En-tête">
      <style:text-properties fo:font-variant="normal" fo:text-transform="none" fo:color="#1ca2b8" loext:opacity="100%" style:font-name="Bitstream Vera Sans2" fo:font-size="16pt" fo:letter-spacing="normal" fo:font-style="normal" fo:text-shadow="none" fo:font-weight="bold" officeooo:rsid="002b3f0f" officeooo:paragraph-rsid="0067aa8d" style:font-size-asian="16pt" style:font-style-asian="normal" style:font-size-complex="16pt" style:font-style-complex="normal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2" fo:font-size="10pt" officeooo:paragraph-rsid="00290c92" style:font-size-asian="10pt" style:font-size-complex="10pt"/>
    </style:style>
    <style:style style:name="P27" style:family="paragraph" style:parent-style-name="Standard">
      <style:paragraph-properties fo:margin-top="0.199cm" fo:margin-bottom="0.199cm" style:contextual-spacing="false" fo:text-align="center" style:justify-single-word="false"/>
      <style:text-properties officeooo:paragraph-rsid="0070ec85"/>
    </style:style>
    <style:style style:name="P28" style:family="paragraph" style:parent-style-name="_5f_Paragraphe_20_livret">
      <style:text-properties officeooo:paragraph-rsid="0067aa8d"/>
    </style:style>
    <style:style style:name="P29" style:family="paragraph" style:parent-style-name="_5f_Paragraphe_20_livret">
      <style:paragraph-properties fo:text-align="center" style:justify-single-word="false"/>
      <style:text-properties fo:font-size="9pt" fo:font-weight="bold" officeooo:paragraph-rsid="006da620" style:font-size-asian="9pt" style:font-weight-asian="bold" style:font-size-complex="9pt" style:font-weight-complex="bold"/>
    </style:style>
    <style:style style:name="P30" style:family="paragraph" style:parent-style-name="_5f_Paragraphe_20_livret">
      <style:paragraph-properties fo:text-align="center" style:justify-single-word="false"/>
      <style:text-properties fo:font-size="9pt" officeooo:rsid="0054750e" officeooo:paragraph-rsid="0070e167" fo:background-color="#ffff00" style:font-size-asian="9pt" style:font-size-complex="9pt"/>
    </style:style>
    <style:style style:name="P31" style:family="paragraph" style:parent-style-name="_5f_Paragraphe_20_livret_20_">
      <style:text-properties officeooo:paragraph-rsid="0067aa8d"/>
    </style:style>
    <style:style style:name="P32" style:family="paragraph" style:parent-style-name="_5f_Paragraphe_20_livret">
      <style:paragraph-properties fo:margin-top="0.101cm" fo:margin-bottom="0.3cm" style:contextual-spacing="false"/>
      <style:text-properties officeooo:paragraph-rsid="0067aa8d"/>
    </style:style>
    <style:style style:name="P33" style:family="paragraph" style:parent-style-name="_5f_Paragraphe_20_livret_20_">
      <style:paragraph-properties fo:margin-top="0.101cm" fo:margin-bottom="0cm" style:contextual-spacing="false"/>
      <style:text-properties officeooo:paragraph-rsid="00696f28"/>
    </style:style>
    <style:style style:name="P34" style:family="paragraph" style:parent-style-name="_5f_Paragraphe_20_livret" style:master-page-name="">
      <style:paragraph-properties style:page-number="auto">
        <style:tab-stops>
          <style:tab-stop style:position="9.8cm" style:type="right" style:leader-style="dotted" style:leader-text="."/>
        </style:tab-stops>
      </style:paragraph-properties>
      <style:text-properties officeooo:paragraph-rsid="0070e167"/>
    </style:style>
    <style:style style:name="P35" style:family="paragraph" style:parent-style-name="Exo_5f_Num" style:list-style-name="Num_5f_Exo">
      <style:paragraph-properties fo:margin-top="0cm" fo:margin-bottom="0.199cm" style:contextual-spacing="false"/>
      <style:text-properties officeooo:paragraph-rsid="0067aa8d"/>
    </style:style>
    <style:style style:name="P36" style:family="paragraph" style:parent-style-name="Exo_5f_Num" style:list-style-name="">
      <style:paragraph-properties fo:margin-top="0cm" fo:margin-bottom="0.101cm" style:contextual-spacing="false"/>
      <style:text-properties officeooo:paragraph-rsid="0067aa8d"/>
    </style:style>
    <style:style style:name="P37" style:family="paragraph" style:parent-style-name="Exo_5f_Num">
      <style:paragraph-properties fo:margin-top="0cm" fo:margin-bottom="0.101cm" style:contextual-spacing="false"/>
      <style:text-properties officeooo:paragraph-rsid="0067aa8d"/>
    </style:style>
    <style:style style:name="P38" style:family="paragraph" style:parent-style-name="Standard" style:list-style-name="_5f_Numérotation_20_des_20_exercices_20_livrets">
      <style:paragraph-properties fo:margin-left="0cm" fo:margin-right="0cm" fo:margin-top="0cm" fo:margin-bottom="0.101cm" style:contextual-spacing="false" fo:text-align="center" style:justify-single-word="false" fo:text-indent="0cm" style:auto-text-indent="false"/>
      <style:text-properties officeooo:paragraph-rsid="004ede28"/>
    </style:style>
    <style:style style:name="P39" style:family="paragraph" style:parent-style-name="Standard" style:list-style-name="Num_5f_Exo" style:master-page-name="">
      <loext:graphic-properties draw:fill="none"/>
      <style:paragraph-properties fo:margin-left="0cm" fo:margin-right="12.501cm" fo:margin-top="0.199cm" fo:margin-bottom="0.101cm" style:contextual-spacing="false" fo:text-align="start" style:justify-single-word="false" fo:text-indent="0cm" style:auto-text-indent="false" style:page-number="auto" fo:background-color="transparent"/>
      <style:text-properties officeooo:paragraph-rsid="0067aa8d"/>
    </style:style>
    <style:style style:name="P40" style:family="paragraph" style:parent-style-name="_5f_Paragraphe_20_livret" style:list-style-name="Num_5f_Exo"/>
    <style:style style:name="P41" style:family="paragraph" style:parent-style-name="_5f_Paragraphe_20_livret" style:list-style-name="Num_5f_Exo">
      <style:text-properties officeooo:paragraph-rsid="0070e167"/>
    </style:style>
    <style:style style:name="P42" style:family="paragraph" style:parent-style-name="_5f_Paragraphe_20_livret">
      <style:paragraph-properties fo:text-align="center" style:justify-single-word="false"/>
      <style:text-properties fo:font-size="10pt" officeooo:paragraph-rsid="006da620" style:font-size-asian="10pt" style:font-size-complex="10pt"/>
    </style:style>
    <style:style style:name="P43" style:family="paragraph" style:parent-style-name="_5f_Paragraphe_20_livret">
      <style:paragraph-properties fo:text-align="center" style:justify-single-word="false"/>
      <style:text-properties fo:font-size="10pt" officeooo:rsid="0054750e" officeooo:paragraph-rsid="0070e167" fo:background-color="#ffff00" style:font-size-asian="10pt" style:font-size-complex="10pt"/>
    </style:style>
    <style:style style:name="P44" style:family="paragraph" style:parent-style-name="_5f_Paragraphe_20_livret" style:list-style-name="Num_5f_Exo">
      <style:paragraph-properties fo:margin-top="0.101cm" fo:margin-bottom="0.101cm" style:contextual-spacing="false"/>
    </style:style>
    <style:style style:name="P45" style:family="paragraph" style:parent-style-name="_5f_Paragraphe_20_livret_20_" style:list-style-name="_5f_Numérotation_20_des_20_exercices_20_livrets">
      <style:paragraph-properties fo:margin-left="0cm" fo:margin-right="0cm" fo:margin-top="0.3cm" fo:margin-bottom="0.101cm" style:contextual-spacing="false" fo:text-indent="0cm" style:auto-text-indent="false"/>
      <style:text-properties officeooo:paragraph-rsid="002fd2c2"/>
    </style:style>
    <style:style style:name="P46" style:family="paragraph" style:parent-style-name="_5f_Paragraphe_20_livret_20_" style:master-page-name="_5f_Fiche_20_éditeur_20_série_20_2_20_une_20_colonne_20_impaire_20__28_G_29_">
      <style:paragraph-properties fo:margin-top="0cm" fo:margin-bottom="0.101cm" style:contextual-spacing="false" style:page-number="127" fo:break-before="auto" fo:break-after="auto">
        <style:tab-stops/>
      </style:paragraph-properties>
    </style:style>
    <style:style style:name="P47" style:family="paragraph" style:parent-style-name="_5f_Pied_20_de_20_page" style:list-style-name="">
      <style:paragraph-properties fo:text-align="end" style:justify-single-word="false"/>
    </style:style>
    <style:style style:name="P48" style:family="paragraph" style:parent-style-name="_5f_Pied_20_de_20_page">
      <style:paragraph-properties fo:text-align="end" style:justify-single-word="false"/>
    </style:style>
    <style:style style:name="P49" style:family="paragraph" style:parent-style-name="_5f_Pied_20_de_20_page" style:list-style-name=""/>
    <style:style style:name="P50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1" style:family="paragraph" style:parent-style-name="_5f_Titre_20_d_27_exercices_20_livret" style:list-style-name="">
      <style:paragraph-properties fo:margin-top="0.199cm" fo:margin-bottom="0.199cm" style:contextual-spacing="false" fo:text-align="center" style:justify-single-word="false"/>
      <style:text-properties officeooo:paragraph-rsid="0067aa8d"/>
    </style:style>
    <style:style style:name="P52" style:family="paragraph" style:parent-style-name="_5f_Titre_20_d_27_exercices_20_livret" style:list-style-name="">
      <style:paragraph-properties fo:margin-top="0.199cm" fo:margin-bottom="0.199cm" style:contextual-spacing="false" fo:text-align="justify" style:justify-single-word="false"/>
      <style:text-properties officeooo:paragraph-rsid="0067aa8d"/>
    </style:style>
    <style:style style:name="P53" style:family="paragraph" style:parent-style-name="_5f_Titre_20_d_27_exercices_20_livret_20_sans_20_titre" style:list-style-name="">
      <style:text-properties officeooo:paragraph-rsid="0067aa8d"/>
    </style:style>
    <style:style style:name="P54" style:family="paragraph" style:parent-style-name="_5f_Titre_20_d_27_exercices_20_livret_20_sans_20_titre" style:list-style-name="">
      <style:text-properties fo:color="#000000" loext:opacity="100%" officeooo:rsid="0070ec85" officeooo:paragraph-rsid="0070ec85" fo:background-color="#ffff00"/>
    </style:style>
    <style:style style:name="P55" style:family="paragraph" style:parent-style-name="_5f_Titre_20_d_27_exercices_20_livret_20_sans_20_titre" style:list-style-name="">
      <style:paragraph-properties fo:margin-top="0cm" fo:margin-bottom="0.101cm" style:contextual-spacing="false" style:shadow="none"/>
      <style:text-properties officeooo:rsid="010ec77d" officeooo:paragraph-rsid="00484318"/>
    </style:style>
    <style:style style:name="P56" style:family="paragraph" style:parent-style-name="_5f_Titre_20_d_27_exercices_20_livret_20_sans_20_titre" style:list-style-name="Num_5f_Exo" style:master-page-name="">
      <style:paragraph-properties fo:margin-top="0cm" fo:margin-bottom="0.199cm" style:contextual-spacing="false" style:page-number="auto" fo:break-before="column"/>
      <style:text-properties officeooo:paragraph-rsid="0067aa8d"/>
    </style:style>
    <style:style style:name="P57" style:family="paragraph" style:parent-style-name="_5f_Titre_20_d_27_exercices_20_livret_20_sans_20_titre" style:list-style-name="Num_5f_Exo">
      <style:paragraph-properties fo:margin-top="0.7cm" fo:margin-bottom="0.199cm" style:contextual-spacing="false"/>
      <style:text-properties officeooo:paragraph-rsid="006da620"/>
    </style:style>
    <style:style style:name="P58" style:family="paragraph" style:parent-style-name="_5f_Titre_20_d_27_exercices_20_livret_20_sans_20_titre" style:list-style-name="">
      <style:paragraph-properties fo:margin-top="0.499cm" fo:margin-bottom="0.9cm" style:contextual-spacing="false"/>
      <style:text-properties officeooo:paragraph-rsid="0067aa8d"/>
    </style:style>
    <style:style style:name="P59" style:family="paragraph" style:parent-style-name="_5f_Titre_20_d_27_exercices_20_livret_20_sans_20_titre" style:list-style-name="">
      <style:paragraph-properties fo:margin-top="0.499cm" fo:margin-bottom="0cm" style:contextual-spacing="false"/>
      <style:text-properties officeooo:paragraph-rsid="0067aa8d"/>
    </style:style>
    <style:style style:name="P60" style:family="paragraph" style:parent-style-name="_5f_Titre_20_d_27_exercices_20_livret_20_sans_20_titre" style:list-style-name="">
      <style:paragraph-properties fo:margin-top="0.499cm" fo:margin-bottom="0.6cm" style:contextual-spacing="false"/>
      <style:text-properties officeooo:paragraph-rsid="0067aa8d"/>
    </style:style>
    <style:style style:name="P61" style:family="paragraph">
      <loext:graphic-properties draw:fill="solid" draw:fill-color="#1ca2b8"/>
    </style:style>
    <style:style style:name="P62" style:family="paragraph">
      <style:paragraph-properties fo:text-align="center"/>
    </style:style>
    <style:style style:name="P6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6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SimSun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SimSun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SimSun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style:paragraph-properties fo:margin-left="0cm" fo:margin-right="0cm" fo:margin-top="0cm" fo:margin-bottom="0cm" fo:line-height="100%" fo:text-indent="0cm"/>
    </style:style>
    <style:style style:name="P70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ffff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SimSun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3333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3333" loext:opacity="100%" style:text-outline="false" style:text-line-through-style="none" style:text-line-through-type="none" style:font-name="Bitstream Vera Sans2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none" draw:fill-color="#729fc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SimSun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style:paragraph-properties fo:margin-left="0cm" fo:margin-right="0cm" fo:margin-top="0cm" fo:margin-bottom="0cm" fo:line-height="100%" fo:text-indent="0cm" style:writing-mode="lr-tb"/>
    </style:style>
    <style:style style:name="P8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SimSun1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90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91" style:family="paragraph">
      <loext:graphic-properties draw:fill="solid" draw:fill-color="#a8d384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loext:graphic-properties draw:fill="solid" draw:fill-color="#cc80b4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753a6b" loext:opacity="100%" style:text-outline="false" style:text-line-through-style="none" style:text-line-through-type="none" style:font-name="Bitstream Vera Sans2" fo:font-size="8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66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295ca5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5066ff"/>
    </style:style>
    <style:style style:name="T6" style:family="text">
      <style:text-properties officeooo:rsid="003459de"/>
    </style:style>
    <style:style style:name="T7" style:family="text">
      <style:text-properties officeooo:rsid="002da2af"/>
    </style:style>
    <style:style style:name="T8" style:family="text">
      <style:text-properties fo:font-style="normal" style:text-underline-style="none" fo:font-weight="normal" officeooo:rsid="0109e8fc" style:font-style-asian="normal" style:font-weight-asian="normal" style:font-size-complex="10pt" style:font-style-complex="normal" style:font-weight-complex="normal"/>
    </style:style>
    <style:style style:name="T9" style:family="text">
      <style:text-properties style:text-position="0% 100%" style:font-name="Times New Roman" fo:font-size="12pt" fo:font-style="normal" style:text-underline-style="none" fo:font-weight="normal" officeooo:rsid="00697465" style:font-name-asian="OpenSymbol6" style:font-size-asian="12pt" style:font-style-asian="normal" style:font-weight-asian="normal" style:font-name-complex="OpenSymbol6" style:font-size-complex="12pt" style:font-style-complex="normal" style:font-weight-complex="normal"/>
    </style:style>
    <style:style style:name="T10" style:family="text">
      <style:text-properties fo:letter-spacing="-0.011cm"/>
    </style:style>
    <style:style style:name="T11" style:family="text">
      <style:text-properties style:use-window-font-color="true" loext:opacity="0%" style:font-size-asian="10pt" style:font-style-asian="italic" style:font-size-complex="10pt" style:font-style-complex="italic"/>
    </style:style>
    <style:style style:name="T12" style:family="text">
      <style:text-properties fo:color="#000000" loext:opacity="100%" style:font-name="Bitstream Vera Sans2" fo:font-size="10pt" fo:font-style="normal" fo:font-weight="normal" officeooo:rsid="0052dfe7" fo:background-color="transparent" loext:char-shading-value="0" style:font-size-asian="12pt" style:font-style-asian="italic" style:font-weight-asian="normal" style:font-size-complex="12pt" style:font-style-complex="italic"/>
    </style:style>
    <style:style style:name="T13" style:family="text">
      <style:text-properties fo:color="#000000" loext:opacity="100%" style:font-name="Bitstream Vera Sans5" fo:font-style="normal" fo:font-weight="normal" officeooo:rsid="00571e35" style:font-style-asian="normal" style:font-weight-asian="normal"/>
    </style:style>
    <style:style style:name="T14" style:family="text">
      <style:text-properties fo:color="#000000" loext:opacity="100%" style:text-underline-style="none" fo:font-weight="normal" officeooo:rsid="0109e8fc" fo:background-color="#ffff00" loext:char-shading-value="0" style:font-weight-asian="normal" style:font-weight-complex="normal"/>
    </style:style>
    <style:style style:name="T15" style:family="text">
      <style:text-properties fo:color="#000000" loext:opacity="100%" style:text-underline-style="none" fo:font-weight="normal" officeooo:rsid="0070e167" fo:background-color="#ffff00" loext:char-shading-value="0" style:font-weight-asian="normal" style:font-weight-complex="normal"/>
    </style:style>
    <style:style style:name="T16" style:family="text">
      <style:text-properties fo:color="#000000" loext:opacity="100%" style:text-underline-style="none" fo:font-weight="normal" officeooo:rsid="0109e8fc" fo:background-color="#ffff00" loext:char-shading-value="0" style:font-name-asian="Bitstream Vera Sans6" style:font-weight-asian="normal" style:font-name-complex="Bitstream Vera Sans6" style:font-weight-complex="normal"/>
    </style:style>
    <style:style style:name="T17" style:family="text">
      <style:text-properties fo:color="#000000" loext:opacity="100%" style:text-underline-style="none" fo:font-weight="normal" officeooo:rsid="0070e167" fo:background-color="#ffff00" loext:char-shading-value="0" style:font-name-asian="Bitstream Vera Sans6" style:font-weight-asian="normal" style:font-name-complex="Bitstream Vera Sans6" style:font-weight-complex="normal"/>
    </style:style>
    <style:style style:name="T18" style:family="text">
      <style:text-properties fo:color="#000000" loext:opacity="100%" style:text-position="0% 100%" style:font-name="Times New Roman" fo:font-size="12pt" fo:font-style="normal" style:text-underline-style="none" fo:font-weight="normal" officeooo:rsid="00697465" fo:background-color="#ffff00" loext:char-shading-value="0" style:font-name-asian="OpenSymbol6" style:font-size-asian="12pt" style:font-style-asian="normal" style:font-weight-asian="normal" style:font-name-complex="OpenSymbol6" style:font-size-complex="12pt" style:font-style-complex="normal" style:font-weight-complex="normal"/>
    </style:style>
    <style:style style:name="T19" style:family="text">
      <style:text-properties fo:color="#000000" loext:opacity="100%" style:text-position="0% 100%" style:text-underline-style="none" fo:font-weight="normal" officeooo:rsid="0109e8fc" fo:background-color="#ffff00" loext:char-shading-value="0" style:font-name-asian="Bitstream Vera Sans6" style:font-weight-asian="normal" style:font-name-complex="Bitstream Vera Sans6" style:font-weight-complex="normal"/>
    </style:style>
    <style:style style:name="T20" style:family="text">
      <style:text-properties fo:color="#000000" loext:opacity="100%" style:text-position="super 58%" style:text-underline-style="none" fo:font-weight="normal" officeooo:rsid="0109e8fc" fo:background-color="#ffff00" loext:char-shading-value="0" style:font-weight-asian="normal" style:font-weight-complex="normal"/>
    </style:style>
    <style:style style:name="T21" style:family="text">
      <style:text-properties fo:color="#000000" loext:opacity="100%" officeooo:rsid="0070e167" fo:background-color="#ffff00" loext:char-shading-value="0"/>
    </style:style>
    <style:style style:name="T22" style:family="text">
      <style:text-properties fo:color="#000000" loext:opacity="100%" officeooo:rsid="0072cd45" fo:background-color="#ffff00" loext:char-shading-value="0"/>
    </style:style>
    <style:style style:name="T23" style:family="text">
      <style:text-properties fo:color="#000000" loext:opacity="100%" fo:font-size="10pt" style:text-underline-style="none" fo:font-weight="normal" officeooo:rsid="0109e8fc" fo:background-color="#ffff00" loext:char-shading-value="0" style:font-name-asian="Bitstream Vera Sans6" style:font-size-asian="10pt" style:font-weight-asian="normal" style:font-name-complex="Bitstream Vera Sans6" style:font-size-complex="10pt" style:font-weight-complex="normal"/>
    </style:style>
    <style:style style:name="T24" style:family="text">
      <style:text-properties fo:color="#000000" loext:opacity="100%" fo:font-size="10pt" style:text-underline-style="none" fo:font-weight="normal" officeooo:rsid="0070e167" fo:background-color="#ffff00" loext:char-shading-value="0" style:font-name-asian="Bitstream Vera Sans6" style:font-size-asian="10pt" style:font-weight-asian="normal" style:font-name-complex="Bitstream Vera Sans6" style:font-size-complex="10pt" style:font-weight-complex="normal"/>
    </style:style>
    <style:style style:name="T25" style:family="text">
      <style:text-properties fo:letter-spacing="-0.007cm" fo:font-weight="normal" officeooo:rsid="01ba812b" style:font-weight-asian="normal" style:font-weight-complex="normal"/>
    </style:style>
    <style:style style:name="T26" style:family="text">
      <style:text-properties fo:letter-spacing="-0.007cm" style:text-underline-style="none" fo:font-weight="normal" officeooo:rsid="0109e8fc" style:font-weight-asian="normal" style:font-weight-complex="normal"/>
    </style:style>
    <style:style style:name="T27" style:family="text">
      <style:text-properties fo:letter-spacing="-0.007cm" style:text-underline-style="none" fo:font-weight="normal" officeooo:rsid="0100db62" style:font-weight-asian="normal" style:font-weight-complex="normal"/>
    </style:style>
    <style:style style:name="T28" style:family="text">
      <style:text-properties fo:letter-spacing="-0.007cm" style:text-underline-style="none" fo:font-weight="normal" officeooo:rsid="01ba812b" style:font-weight-asian="normal" style:font-weight-complex="normal"/>
    </style:style>
    <style:style style:name="T29" style:family="text">
      <style:text-properties fo:letter-spacing="-0.007cm" officeooo:rsid="0052dfe7"/>
    </style:style>
    <style:style style:name="T30" style:family="text">
      <style:text-properties fo:font-size="10pt" fo:font-style="normal" style:font-size-asian="10pt" style:font-style-asian="normal" style:font-size-complex="10pt" style:font-style-complex="normal"/>
    </style:style>
    <style:style style:name="T31" style:family="text">
      <style:text-properties fo:font-size="10pt" fo:letter-spacing="-0.011cm" fo:font-style="normal" style:font-size-asian="10pt" style:font-style-asian="normal" style:font-size-complex="10pt" style:font-style-complex="normal"/>
    </style:style>
    <style:style style:name="T32" style:family="text">
      <style:text-properties fo:font-size="10pt" fo:letter-spacing="-0.011cm" fo:font-style="normal" officeooo:rsid="004abd36" style:font-size-asian="10pt" style:font-style-asian="normal" style:font-size-complex="10pt" style:font-style-complex="normal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size="10pt" officeooo:rsid="0070e167" style:font-size-asian="10pt" style:font-size-complex="10pt"/>
    </style:style>
    <style:style style:name="T35" style:family="text">
      <style:text-properties officeooo:rsid="0052dfe7"/>
    </style:style>
    <style:style style:name="T36" style:family="text">
      <style:text-properties style:font-size-complex="10pt"/>
    </style:style>
    <style:style style:name="T37" style:family="text">
      <style:text-properties style:text-underline-style="none" fo:font-weight="normal" officeooo:rsid="0109e8fc" style:font-weight-asian="normal" style:font-weight-complex="normal"/>
    </style:style>
    <style:style style:name="T38" style:family="text">
      <style:text-properties style:text-underline-style="none" fo:font-weight="normal" officeooo:rsid="0109e8fc" style:font-name-asian="Bitstream Vera Sans6" style:font-weight-asian="normal" style:font-name-complex="Bitstream Vera Sans6" style:font-weight-complex="normal"/>
    </style:style>
    <style:style style:name="T39" style:family="text">
      <style:text-properties style:text-position="super 58%" style:text-underline-style="none" fo:font-weight="normal" officeooo:rsid="0109e8fc" style:font-weight-asian="normal" style:font-weight-complex="normal"/>
    </style:style>
    <style:style style:name="T40" style:family="text">
      <style:text-properties fo:color="#b2b2b2" loext:opacity="100%" fo:font-weight="normal" officeooo:rsid="0052dfe7" style:font-weight-asian="normal"/>
    </style:style>
    <style:style style:name="T41" style:family="text">
      <style:text-properties fo:font-size="2pt" style:font-size-asian="1.75pt" style:font-size-complex="2pt"/>
    </style:style>
    <style:style style:name="T42" style:family="text">
      <style:text-properties officeooo:rsid="006fedf0"/>
    </style:style>
    <style:style style:name="T43" style:family="text">
      <style:text-properties style:font-name="Bitstream Vera Sans3" fo:font-size="10pt" officeooo:rsid="0028fffd"/>
    </style:style>
    <style:style style:name="T44" style:family="text">
      <style:text-properties style:font-name="Bitstream Vera Sans3" fo:font-size="10pt" officeooo:rsid="00707393"/>
    </style:style>
    <style:style style:name="T45" style:family="text">
      <style:text-properties officeooo:rsid="0070e167"/>
    </style:style>
    <style:style style:name="T46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f3333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f3333" loext:opacity="100%" style:text-outline="false" style:text-line-through-style="none" style:text-line-through-type="none" style:font-name="Bitstream Vera Sans2" fo:font-size="10pt" fo:language="fr" fo:country="FR" fo:font-style="normal" fo:text-shadow="none" style:text-underline-style="none" fo:font-weight="normal" style:letter-kerning="true" style:font-name-asian="OpenSymbol3" style:font-size-asian="10pt" style:language-asian="hi" style:country-asian="IN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ff3333" loext:opacity="100%" style:text-outline="false" style:text-line-through-style="none" style:text-line-through-type="none" style:font-name="Bitstream Vera Sans2" fo:font-size="10pt" fo:language="fr" fo:country="FR" fo:font-style="normal" fo:text-shadow="none" style:text-underline-style="none" fo:font-weight="normal" style:letter-kerning="true" style:font-name-asian="OpenSymbol3" style:font-size-asian="10pt" style:language-asian="hi" style:country-asian="IN" style:font-style-asian="normal" style:font-weight-asian="normal" style:font-name-complex="Lucida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f3333" loext:opacity="100%" style:text-outline="false" style:text-line-through-style="none" style:text-line-through-type="none" style:font-name="Bitstream Vera Sans2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f3333" loext:opacity="100%" style:text-outline="false" style:text-line-through-style="none" style:text-line-through-type="none" style:font-name="Bitstream Vera Sans2" fo:font-size="8pt" fo:language="fr" fo:country="FR" fo:font-style="normal" fo:text-shadow="none" style:text-underline-style="none" fo:font-weight="normal" style:letter-kerning="true" style:font-name-asian="StarSymbol1" style:font-size-asian="8pt" style:language-asian="hi" style:country-asian="IN" style:font-style-asian="normal" style:font-weight-asian="normal" style:font-name-complex="Lucida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SimSun1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55" style:family="text">
      <style:text-properties fo:font-variant="normal" fo:text-transform="none" fo:color="#753a6b" loext:opacity="100%" style:text-outline="false" style:text-line-through-style="none" style:text-line-through-type="none" style:font-name="Bitstream Vera Sans2" fo:font-size="8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00" loext:opacity="100%" style:text-outline="false" style:text-line-through-style="none" style:text-line-through-type="none" style:font-name="OpenSymbol" fo:font-size="11pt" fo:font-style="normal" fo:text-shadow="none" style:text-underline-style="none" fo:font-weight="normal" style:letter-kerning="true" style:font-name-asian="OpenSymbol" style:font-size-asian="11pt" style:font-style-asian="normal" style:font-weight-asian="normal" style:font-name-complex="OpenSymbol" style:font-size-complex="11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295ca5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2" fo:column-gap="0.6cm">
          <style:column-sep style:width="0.021cm" style:color="#1ca2b8" style:height="100%" style:style="none"/>
          <style:column style:rel-width="32767*" fo:start-indent="0cm" fo:end-indent="0.3cm"/>
          <style:column style:rel-width="32768*" fo:start-indent="0.3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>
          <style:column-sep style:width="0.021cm" style:color="#1ca2b8" style:height="100%" style:style="none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699cm">
          <style:column-sep style:width="0.021cm" style:color="#1ca2b8" style:height="100%" style:style="none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gr1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run-through="foreground"/>
    </style:style>
    <style:style style:name="gr8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.03cm" svg:stroke-color="#ff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.03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1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3" style:family="graphic">
      <style:graphic-properties draw:stroke="dash" draw:stroke-dash="Dashed_20__28_var_29__20_7320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4" style:family="graphic">
      <style:graphic-properties draw:stroke="dash" draw:stroke-dash="Dashed_20__28_var_29__20_7321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6" style:family="graphic">
      <style:graphic-properties draw:stroke="dash" draw:stroke-dash="Dashed_20__28_var_29__20_7322" svg:stroke-width="0.019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.019cm" svg:stroke-color="#000000" draw:marker-start="Arrow_20_concave" draw:marker-start-width="0.229cm" draw:marker-start-center="false" draw:marker-end="Arrow_20_concave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8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372cm" fo:min-width="0.7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9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372cm" fo:min-width="1.194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" style:family="graphic">
      <style:graphic-properties draw:stroke="dash" draw:stroke-dash="Dashed_20__28_var_29__20_732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" style:family="graphic">
      <style:graphic-properties draw:stroke="solid" svg:stroke-width="0.019cm" svg:stroke-color="#000000" draw:marker-start="Arrow_20_concave" draw:marker-start-width="0.229cm" draw:marker-start-center="false" draw:marker-end="Arrow_20_concav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" style:family="graphic">
      <style:graphic-properties draw:stroke="solid" draw:stroke-dash="Dashed_20__28_var_29__20_728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" style:family="graphic">
      <style:graphic-properties draw:stroke="solid" draw:stroke-dash="Dashed_20__28_var_29__20_610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" style:family="graphic">
      <style:graphic-properties draw:stroke="solid" draw:stroke-dash="Dashed_20__28_var_29__20_728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" style:family="graphic">
      <style:graphic-properties draw:stroke="solid" draw:stroke-dash="Dashed_20__28_var_29__20_7285" svg:stroke-width="0.019cm" svg:stroke-color="#000000" draw:marker-start="Arrow_20_concave" draw:marker-start-width="0.229cm" draw:marker-start-center="false" draw:marker-end="Arrow_20_concav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" style:family="graphic">
      <style:graphic-properties draw:stroke="solid" draw:stroke-dash="Dashed_20__28_var_29__20_7286" svg:stroke-width="0.019cm" svg:stroke-color="#000000" draw:marker-start="Arrow_20_concave" draw:marker-start-width="0.229cm" draw:marker-start-center="false" draw:marker-end="Arrow_20_concav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" style:family="graphic">
      <style:graphic-properties draw:stroke="solid" draw:stroke-dash="Dashed_20__28_var_29__20_7287" svg:stroke-width="0.019cm" svg:stroke-color="#000000" draw:marker-start="Arrow_20_concave" draw:marker-start-width="0.229cm" draw:marker-start-center="false" draw:marker-end="Arrow_20_concav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" style:family="graphic">
      <style:graphic-properties draw:stroke="solid" draw:stroke-dash="Dashed_20__28_var_29__20_7288" svg:stroke-width="0.019cm" svg:stroke-color="#000000" draw:marker-start="Arrow_20_concave" draw:marker-start-width="0.229cm" draw:marker-start-center="false" draw:marker-end="Arrow_20_concav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" style:family="graphic">
      <style:graphic-properties draw:stroke="solid" draw:stroke-dash="Dashed_20__28_var_29__20_7289" svg:stroke-width="0.019cm" svg:stroke-color="#000000" draw:marker-start="Arrow_20_concave" draw:marker-start-width="0.229cm" draw:marker-start-center="false" draw:marker-end="Arrow_20_concav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" style:family="graphic">
      <style:graphic-properties draw:stroke="solid" draw:stroke-dash="Dashed_20__28_var_29__20_7290" svg:stroke-width="0.019cm" svg:stroke-color="#000000" draw:marker-start="Arrow_20_concave" draw:marker-start-width="0.229cm" draw:marker-start-center="false" draw:marker-end="Arrow_20_concav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372cm" fo:min-width="0.9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3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372cm" fo:min-width="0.91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4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372cm" fo:min-width="0.7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5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372cm" fo:min-width="1.194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6" style:family="graphic">
      <style:graphic-properties draw:stroke="solid" svg:stroke-width="0.019cm" svg:stroke-color="#ff0000" draw:marker-start="" draw:marker-start-width="0.229cm" draw:marker-start-center="false" draw:marker-end="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7" style:family="graphic">
      <style:graphic-properties draw:stroke="solid" svg:stroke-width="0.019cm" svg:stroke-color="#ff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8" style:family="graphic">
      <style:graphic-properties draw:stroke="solid" svg:stroke-width="0.019cm" svg:stroke-color="#ff3333" draw:marker-start="" draw:marker-start-width="0.229cm" draw:marker-start-center="false" draw:marker-end="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2.551cm" fo:min-width="2.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2.552cm" fo:min-width="2.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.028cm" svg:stroke-color="#ff0000" draw:marker-start="" draw:marker-start-width="0.284cm" draw:marker-start-center="false" draw:marker-end="" draw:marker-end-width="0.284cm" draw:marker-end-center="false" draw:fill="none" draw:fill-color="#729fcf" draw:textarea-horizontal-align="justify" draw:textarea-vertical-align="middle" draw:auto-grow-height="false" fo:min-height="3.223cm" fo:min-width="12.04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4" style:family="graphic">
      <style:graphic-properties draw:stroke="dash" draw:stroke-dash="Fine_20_Dashed" svg:stroke-width="0.028cm" svg:stroke-color="#ff3333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8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8" style:family="graphic">
      <style:graphic-properties draw:stroke="none" draw:stroke-dash="Dashed_20__28_var_29__20_6825" svg:stroke-width="0.019cm" svg:stroke-color="#000000" draw:marker-start="Symmetric_20_Arrow" draw:marker-start-width="0.229cm" draw:marker-start-center="false" draw:marker-end="Symmetric_20_Arrow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7cm" fo:min-width="0.79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9" style:family="graphic">
      <style:graphic-properties draw:stroke="none" draw:stroke-dash="Dashed_20__28_var_29__20_6826" svg:stroke-width="0.019cm" svg:stroke-color="#000000" draw:marker-start="Symmetric_20_Arrow" draw:marker-start-width="0.229cm" draw:marker-start-center="false" draw:marker-end="Symmetric_20_Arrow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7cm" fo:min-width="1.11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0" style:family="graphic">
      <style:graphic-properties draw:stroke="solid" draw:stroke-dash="Dashed_20__28_var_29__20_682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1" style:family="graphic">
      <style:graphic-properties draw:stroke="solid" draw:stroke-dash="Dashed_20__28_var_29__20_6828" svg:stroke-width="0.019cm" svg:stroke-color="#000000" draw:marker-start="" draw:marker-start-width="0.229cm" draw:marker-start-center="false" draw:marker-end="Arrow_20_concav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2" style:family="graphic">
      <style:graphic-properties draw:stroke="solid" draw:stroke-dash="Dashed_20__28_var_29__20_682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3" style:family="graphic">
      <style:graphic-properties draw:stroke="solid" draw:stroke-dash="Dashed_20__28_var_29__20_683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4" style:family="graphic">
      <style:graphic-properties draw:stroke="solid" draw:stroke-dash="Dashed_20__28_var_29__20_683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5" style:family="graphic">
      <style:graphic-properties draw:stroke="solid" draw:stroke-dash="Dashed_20__28_var_29__20_6832" svg:stroke-width="0.019cm" svg:stroke-color="#000000" draw:marker-start="Arrow_20_concave" draw:marker-start-width="0.229cm" draw:marker-start-center="false" draw:marker-end="Arrow_20_concav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6" style:family="graphic">
      <style:graphic-properties draw:stroke="solid" draw:stroke-dash="Dashed_20__28_var_29__20_6833" svg:stroke-width="0.019cm" svg:stroke-color="#000000" draw:marker-start="Arrow_20_concave" draw:marker-start-width="0.229cm" draw:marker-start-center="false" draw:marker-end="Arrow_20_concav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7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" style:family="graphic">
      <style:graphic-properties draw:stroke="solid" svg:stroke-width="0.019cm" svg:stroke-color="#000000" draw:marker-start="Arrow_20_concave" draw:marker-start-width="0.229cm" draw:marker-start-center="false" draw:marker-end="Arrow_20_concav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" style:family="graphic">
      <style:graphic-properties draw:stroke="solid" svg:stroke-width="0.019cm" svg:stroke-color="#000000" draw:marker-start="Arrow_20_concave" draw:marker-start-width="0.18cm" draw:marker-start-center="false" draw:marker-end="Arrow_20_concave" draw:marker-end-width="0.18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58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2" style:family="graphic">
      <style:graphic-properties draw:stroke="solid" draw:stroke-dash="Ultrafine_20_Dashe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3" style:family="graphic">
      <style:graphic-properties draw:stroke="dash" draw:stroke-dash="Ultrafine_20_Dashe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4" style:family="graphic">
      <style:graphic-properties draw:stroke="solid" draw:stroke-dash="Ultrafine_20_Dashed" svg:stroke-width="0.019cm" svg:stroke-color="#000000" draw:marker-start="Arrow_20_concave" draw:marker-start-width="0.15cm" draw:marker-start-center="false" draw:marker-end="Arrow_20_concave" draw:marker-end-width="0.15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5" style:family="graphic">
      <style:graphic-properties draw:stroke="none" draw:stroke-dash="Ultrafine_20_Dashed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376cm" fo:min-width="0.82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6" style:family="graphic">
      <style:graphic-properties draw:stroke="none" draw:stroke-dash="Ultrafine_20_Dashed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376cm" fo:min-width="1.13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ff" draw:textarea-horizontal-align="justify" draw:textarea-vertical-align="middle" draw:auto-grow-height="false" fo:min-height="0.93cm" fo:min-width="0.46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68" style:family="graphic">
      <style:graphic-properties draw:stroke="solid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9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0" style:family="graphic">
      <style:graphic-properties draw:stroke="solid" draw:stroke-dash="Dashed_20__28_var_29__20_6788" svg:stroke-width="0.019cm" svg:stroke-color="#000000" draw:marker-start-width="0.33cm" draw:marker-start-center="false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1" style:family="graphic">
      <style:graphic-properties draw:stroke="solid" draw:stroke-dash="Dashed_20__28_var_29__20_6789" svg:stroke-width="0.019cm" svg:stroke-color="#000000" draw:marker-start-width="0.33cm" draw:marker-start-center="false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2" style:family="graphic">
      <style:graphic-properties draw:stroke="solid" draw:stroke-dash="Dashed_20__28_var_29__20_6790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3" style:family="graphic">
      <style:graphic-properties draw:stroke="solid" draw:stroke-dash="Dashed_20__28_var_29__20_6791" svg:stroke-width="0.019cm" svg:stroke-color="#000000" draw:marker-start-width="0.33cm" draw:marker-start-center="false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4" style:family="graphic">
      <style:graphic-properties draw:stroke="solid" draw:stroke-dash="Dashed_20__28_var_29__20_6792" svg:stroke-width="0.019cm" svg:stroke-color="#000000" draw:marker-start-width="0.33cm" draw:marker-start-center="false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5" style:family="graphic">
      <style:graphic-properties draw:stroke="solid" draw:stroke-dash="Dashed_20__28_var_29__20_6793" svg:stroke-width="0.019cm" svg:stroke-color="#000000" draw:marker-start-width="0.33cm" draw:marker-start-center="false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6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7" style:family="graphic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8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9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80" style:family="graphic">
      <style:graphic-properties fo:margin-left="0.499cm" fo:margin-right="0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81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a8d384" draw:opacity="5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 style:run-through="foreground"/>
    </style:style>
    <style:style style:name="gr82" style:family="graphic">
      <style:graphic-properties draw:stroke="solid" svg:stroke-width="0.03cm" svg:stroke-color="#ad649a" draw:marker-start-width="0.245cm" draw:marker-start-center="false" draw:marker-end-width="0.245cm" draw:marker-end-center="false" draw:fill="solid" draw:fill-color="#cc80b4" draw:opacity="50%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50%" style:run-through="foreground"/>
    </style:style>
    <style:style style:name="gr83" style:family="graphic">
      <style:graphic-properties draw:stroke="solid" svg:stroke-width="0.019cm" svg:stroke-color="#753a6b" draw:marker-start-width="0.229cm" draw:marker-start-center="false" draw:marker-end="Arrow_20_concave" draw:marker-end-width="0.18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4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605cm" fo:min-width="1.27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5" style:family="graphic">
      <style:graphic-properties draw:stroke="solid" svg:stroke-width="0.03cm" svg:stroke-color="#609941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86" style:family="graphic">
      <style:graphic-properties draw:stroke="solid" svg:stroke-width="0.03cm" svg:stroke-color="#295ca5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87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603cm" fo:min-width="1.27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8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822cm" fo:min-width="1.71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9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667cm" fo:min-width="1.39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46"><draw:g text:anchor-type="paragraph" draw:z-index="7" draw:name="Forme5" draw:style-name="gr6"><draw:custom-shape draw:style-name="gr79" draw:text-style-name="P90" svg:width="3.964cm" svg:height="0.641cm" draw:transform="skewX (0.00279252680319092) rotate (0.0872664625997165) translate (-0.370416666666667cm -0.0934861111111111cm)"><text:p text:style-name="P89"><text:span text:style-name="T54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pan text:style-name="Exemple_5f_titre"><text:span text:style-name="T8"><draw:frame draw:style-name="fr1" draw:name="Cadre3" text:anchor-type="as-char" svg:y="0.009cm" svg:width="9.135cm" draw:z-index="5"><draw:text-box fo:min-height="3.93cm"><text:section text:style-name="Sect2" text:name="Section5"><text:p text:style-name="P26"/><text:h text:style-name="P55" text:outline-level="1">Construis un patron d’un cylindre de révolution de hauteur 3 cm ayant pour base un disque de rayon 1 cm.</text:h><text:list xml:id="list4052420673" text:style-name="_5f_Numérotation_20_des_20_exercices_20_livrets"><text:list-header><text:p text:style-name="P45"><text:span text:style-name="Bold_5f_niv1"><text:span text:style-name="T36">Correction</text:span></text:span></text:p><text:p text:style-name="P38"><draw:g text:anchor-type="paragraph" draw:z-index="6" draw:name="Forme10" draw:style-name="gr80"><draw:rect draw:style-name="gr81" draw:text-style-name="P91" svg:width="2.666cm" svg:height="5.596cm" draw:transform="rotate (1.5707963267949) translate (1.84502777777778cm 4.47851388888889cm)"><text:p/></draw:rect><draw:circle draw:style-name="gr82" draw:text-style-name="P92" svg:width="1.781cm" svg:height="1.781cm" draw:transform="rotate (1.5707963267949) translate (2.73579166666667cm 6.25298611111111cm)"><text:p/></draw:circle><draw:line draw:style-name="gr83" draw:text-style-name="P93" svg:x1="3.625cm" svg:y1="5.378cm" svg:x2="4.396cm" svg:y2="4.932cm"><text:p/></draw:line><draw:frame draw:style-name="gr84" draw:text-style-name="P94" svg:width="1.775cm" svg:height="0.856cm" svg:x="2.907cm" svg:y="5.214cm"><draw:text-box><text:p text:style-name="P69"><text:span text:style-name="T55">1 cm</text:span></text:p></draw:text-box></draw:frame><draw:line draw:style-name="gr85" draw:text-style-name="P93" svg:x1="1.852cm" svg:y1="4.475cm" svg:x2="7.435cm" svg:y2="4.475cm"><text:p/></draw:line><draw:line draw:style-name="gr85" draw:text-style-name="P93" svg:x1="1.846cm" svg:y1="1.815cm" svg:x2="7.429cm" svg:y2="1.815cm"><text:p/></draw:line><draw:line draw:style-name="gr86" draw:text-style-name="P93" svg:x1="1.834cm" svg:y1="4.47cm" svg:x2="1.834cm" svg:y2="1.805cm"><text:p/></draw:line><draw:line draw:style-name="gr86" draw:text-style-name="P93" svg:x1="7.425cm" svg:y1="4.47cm" svg:x2="7.425cm" svg:y2="1.805cm"><text:p/></draw:line><draw:ellipse draw:style-name="gr82" draw:text-style-name="P92" svg:width="1.788cm" svg:height="1.784cm" draw:transform="rotate (1.5707963267949) translate (4.60198611111111cm 1.81680555555556cm)"><text:p/></draw:ellipse><draw:line draw:style-name="gr83" draw:text-style-name="P93" svg:x1="5.481cm" svg:y1="0.92cm" svg:x2="4.677cm" svg:y2="0.539cm"><text:p/></draw:line><draw:frame draw:style-name="gr87" draw:text-style-name="P94" svg:width="1.773cm" svg:height="0.854cm" svg:x="4.773cm" svg:y="0.792cm"><draw:text-box><text:p text:style-name="P69"><text:span text:style-name="T55">1 cm</text:span></text:p></draw:text-box></draw:frame><draw:frame draw:style-name="gr88" draw:text-style-name="P95" svg:width="2.216cm" svg:height="1.073cm" svg:x="3.907cm" svg:y="3.528cm"><draw:text-box><text:p text:style-name="P69"><text:span text:style-name="T56">2</text:span><text:span text:style-name="T57">π</text:span><text:span text:style-name="T56"> cm</text:span></text:p></draw:text-box></draw:frame><draw:frame draw:style-name="gr89" draw:text-style-name="P96" svg:width="1.899cm" svg:height="0.918cm" draw:transform="rotate (1.5707963267949) translate (1.05127777777778cm 3.95463888888889cm)"><draw:text-box><text:p text:style-name="P69"><text:span text:style-name="T58">3 cm</text:span></text:p></draw:text-box></draw:frame></draw:g><text:span text:style-name="Bold_5f_niv2"><text:span text:style-name="T36"/></text:span></text:p></text:list-header></text:list><text:p text:style-name="P33"><text:span text:style-name="_5f_BVS"><text:span text:style-name="T25">La surface</text:span></text:span><text:span text:style-name="_5f_BVS"><text:span text:style-name="T26"> latérale est un rectangle</text:span></text:span><text:span text:style-name="_5f_BVS"><text:span text:style-name="T27">. </text:span></text:span><text:span text:style-name="_5f_BVS"><text:span text:style-name="T26">L’une de ses dimension</text:span></text:span><text:span text:style-name="_5f_BVS"><text:span text:style-name="T28">s</text:span></text:span><text:span text:style-name="_5f_BVS"><text:span text:style-name="T26"> est la hauteur du cylindre, l’autre est la longueur de la base </text:span></text:span><text:span text:style-name="_5f_BVS"><text:span text:style-name="T37">(ici, 2 </text:span></text:span><text:span text:style-name="_5f_opensymbol"><text:span text:style-name="T37">×</text:span></text:span><text:span text:style-name="_5f_BVS"><text:span text:style-name="T37"> </text:span></text:span><text:span text:style-name="corps"><text:span text:style-name="T9">π</text:span></text:span><text:span text:style-name="_5f_BVS"><text:span text:style-name="T38"> </text:span></text:span><text:span text:style-name="_5f_opensymbol"><text:span text:style-name="T38">×</text:span></text:span><text:span text:style-name="_5f_BVS"><text:span text:style-name="T37"> 1</text:span></text:span><text:span text:style-name="_5f_BVS"><text:span text:style-name="T39"> </text:span></text:span><text:span text:style-name="_5f_BVS"><text:span text:style-name="T38">≈ </text:span></text:span><text:span text:style-name="_5f_BVS"><text:span text:style-name="T37">6,28 cm)</text:span></text:span><text:span text:style-name="Exemple_5f_titre"><text:span text:style-name="T37">.</text:span></text:span></text:p></text:section></draw:text-box></draw:frame></text:span></text:span></text:p>
        <text:list xml:id="list2778781093" text:style-name="Num_5f_Exo">
          <text:list-item>
            <text:h text:style-name="P56" text:outline-level="1"><text:span text:style-name="_5f_BVS"><text:span text:style-name="T35"> </text:span></text:span><text:span text:style-name="_5f_BVS"><text:span text:style-name="T29">Indique sur le schéma à main levée les mesures correspondant à la vue en perspective de ce cylindre.</text:span></text:span></text:h>
          </text:list-item>
        </text:list>
        <text:p text:style-name="P28"><draw:g text:anchor-type="paragraph" draw:z-index="14" draw:name="Forme 1" draw:style-name="gr6"><draw:frame draw:style-name="gr47" draw:text-style-name="P79" svg:width="1.631cm" svg:height="0.641cm" svg:x="5.721cm" svg:y="0.046cm"><draw:text-box><text:p text:style-name="P69"><text:span text:style-name="T51">6 cm</text:span></text:p></draw:text-box></draw:frame><draw:g draw:style-name="gr7"><draw:g draw:style-name="gr7"><draw:frame draw:style-name="gr48" draw:text-style-name="P70" svg:width="0.796cm" svg:height="0.378cm" draw:transform="rotate (-0.453785605518526) translate (1.83973611111111cm 0.576791666666667cm)"><draw:text-box><text:p text:style-name="P69"><text:span text:style-name="T47">3 cm</text:span></text:p></draw:text-box></draw:frame><draw:frame draw:style-name="gr49" draw:text-style-name="P70" svg:width="1.117cm" svg:height="0.378cm" draw:transform="rotate (-1.5707963267949) translate (3.62302777777778cm 1.24706944444444cm)"><draw:text-box><text:p text:style-name="P69"><text:span text:style-name="T47">4,5 cm</text:span></text:p></draw:text-box></draw:frame><draw:path draw:style-name="gr50" draw:text-style-name="P72" svg:width="2.488cm" svg:height="1.098cm" svg:x="0.346cm" svg:y="0.379cm" svg:viewBox="0 0 2489 1099" svg:d="M7 522c19-123 95-197 81-190s155-115 155-115l163-69c0 0 211-74 204-74s210-48 210-48l210-19c0 0 231-7 224-7s231 7 224 7 251 27 251 27c0 0 157 40 150 40s278 88 271 88 170 101 170 101l116 102 53 117v100c0 0-60 129-53 129s-122 116-116 116-170 96-170 96l-238 95-312 53-318 28c0 0-319-14-312-14s-286-48-286-48l-284-88-169-88-143-108-74-123-14-94z"><text:p/></draw:path><draw:path draw:style-name="gr51" draw:text-style-name="P72" svg:width="0.84cm" svg:height="0.412cm" svg:x="1.595cm" svg:y="0.911cm" svg:viewBox="0 0 841 413" svg:d="M0 0c189 79 358 175 346 168s312 150 312 150l183 95"><text:p/></draw:path><draw:path draw:style-name="gr52" draw:text-style-name="P72" svg:width="0.114cm" svg:height="0.114cm" svg:x="1.539cm" svg:y="0.859cm" svg:viewBox="0 0 115 115" svg:d="M0 0c55 74 60 67 60 67l55 48h-7"><text:p/></draw:path><draw:path draw:style-name="gr53" draw:text-style-name="P72" svg:width="0.149cm" svg:height="0.087cm" svg:x="1.533cm" svg:y="0.859cm" svg:viewBox="0 0 150 88" svg:d="M150 0c-95 60-102 67-102 60s-48 28-48 28"><text:p/></draw:path><draw:path draw:style-name="gr54" draw:text-style-name="P72" svg:width="2.509cm" svg:height="2.3cm" svg:x="0.332cm" svg:y="0.873cm" svg:viewBox="0 0 2510 2301" svg:d="M14 62c0 231 14 515 14 508s-28 271-28 271l7 394v407 136l34 115 135 137 191 115 291 95 400 60c0 0 468-7 468 0s340-60 333-60 258-88 258-88l211-109 134-136 48-122-14-503 14-481c0 0-14-401-14-394s7-407 7-407"><text:p/></draw:path><draw:path draw:style-name="gr55" draw:text-style-name="P72" svg:width="0.032cm" svg:height="1.825cm" svg:x="3.057cm" svg:y="0.874cm" svg:viewBox="0 0 33 1826" svg:d="M0 0c-2 305 21 767 21 767l5 394 7 365-7 300"><text:p/></draw:path></draw:g><draw:g draw:style-name="gr7"><draw:path draw:style-name="gr56" draw:text-style-name="P72" svg:width="3.126cm" svg:height="0.068cm" svg:x="4.632cm" svg:y="2.344cm" svg:viewBox="0 0 3127 69" svg:d="M0 69c669 0 587-14 880-14 233 0 775 14 700 14s1195-69 1195-69h352"><text:p/></draw:path><draw:g draw:style-name="gr7"><draw:path draw:style-name="gr57" draw:text-style-name="P75" svg:width="3.14cm" svg:height="1.638cm" svg:x="4.611cm" svg:y="1.053cm" svg:viewBox="0 0 3141 1639" svg:d="M12 25c247 0 607 26 602 26s631-39 626-39 720 27 720 27c0 0 584-39 578-39s591 39 591 39c0 0 5 644 11 644s-28 610-28 557 0 388 12 388-415-28-409-28-695 39-695 39l-574-25-525 14-390-28-430 28h-96v-801c0 0 7-622 13-608s-18-194-18-194z"><text:p/></draw:path><draw:path draw:style-name="gr58" draw:text-style-name="P75" svg:width="0.038cm" svg:height="1.601cm" svg:x="8.03cm" svg:y="1.15cm" svg:viewBox="0 0 39 1602" svg:d="M0 0c-2 268 23 674 23 674l9 344 7 321-7 263"><text:p/></draw:path><draw:path draw:style-name="gr58" draw:text-style-name="P75" svg:width="1.073cm" svg:height="0.031cm" svg:x="5.738cm" svg:y="0.545cm" svg:viewBox="0 0 1074 32" svg:d="M0 0c175 13 469 32 469 32l224-12 210-13 171 13"><text:p/></draw:path><draw:path draw:style-name="gr57" draw:text-style-name="P75" svg:width="1.103cm" svg:height="1.057cm" svg:x="5.715cm" svg:y="0.031cm" svg:viewBox="0 0 1104 1058" svg:d="M536 0c97 0 219 39 219 39 0 0 189 116 189 109s109 182 109 182l51 173-39 220-102 161-182 128-206 46c0 0-122-14-116-14s-154-39-154-39l-157-107-107-157-41-199 41-168 75-168 143-121c0 0 175-80 168-80s136-5 136-5h24"><text:p/></draw:path><draw:path draw:style-name="gr57" draw:text-style-name="P75" svg:width="1.103cm" svg:height="1.057cm" svg:x="5.715cm" svg:y="0.031cm" svg:viewBox="0 0 1104 1058" svg:d="M536 0c97 0 219 39 219 39 0 0 189 116 189 109s109 182 109 182l51 173-39 220-102 161-182 128-206 46c0 0-122-14-116-14s-154-39-154-39l-157-107-107-157-41-199 41-168 75-168 143-121c0 0 175-80 168-80s136-5 136-5h24"><text:p/></draw:path><draw:path draw:style-name="gr59" draw:text-style-name="P75" svg:width="0.542cm" svg:height="0.024cm" svg:x="6.111cm" svg:y="3.173cm" svg:viewBox="0 0 543 25" svg:d="M0 4c88 14 245 9 245 9l90-13 120 11 88 14"><text:p/></draw:path><draw:path draw:style-name="gr57" draw:text-style-name="P75" svg:width="1.103cm" svg:height="1.057cm" svg:x="5.56cm" svg:y="2.665cm" svg:viewBox="0 0 1104 1058" svg:d="M534 0c97 0 221 39 221 39 0 0 187 116 187 109s109 182 109 182l53 173-39 220-104 161-180 130-206 44c0 0-123-12-116-12s-156-39-156-39l-155-109-109-157-39-198 39-169 77-168 142-121c0 0 174-78 169-78s134-7 134-7h26"><text:p/></draw:path></draw:g></draw:g></draw:g><draw:frame draw:style-name="gr47" draw:text-style-name="P79" svg:width="1.632cm" svg:height="0.641cm" svg:x="5.864cm" svg:y="3.189cm"><draw:text-box><text:p text:style-name="P69"><text:span text:style-name="T51">3 cm</text:span></text:p></draw:text-box></draw:frame><draw:frame draw:style-name="gr60" draw:text-style-name="P79" svg:width="1.632cm" svg:height="0.63cm" svg:x="7.903cm" svg:y="1.579cm"><draw:text-box><text:p text:style-name="P69"><text:span text:style-name="T51">4,5 cm</text:span></text:p></draw:text-box></draw:frame><draw:frame draw:style-name="gr61" draw:text-style-name="P80" svg:width="3.299cm" svg:height="0.833cm" svg:x="4.867cm" svg:y="1.923cm"><draw:text-box><text:p text:style-name="P69"><text:span text:style-name="T52">6 π ≈ </text:span><text:span text:style-name="T51">18,8 cm</text:span></text:p></draw:text-box></draw:frame></draw:g><text:span text:style-name="_5f_BVS"/></text:p>
        <text:p text:style-name="P28"><text:span text:style-name="_5f_BVS"/></text:p>
        <text:p text:style-name="P28"><text:span text:style-name="_5f_BVS"/></text:p>
        <text:p text:style-name="P28"><text:span text:style-name="_5f_BVS"/></text:p>
        <text:p text:style-name="P28"><text:span text:style-name="_5f_BVS"/></text:p>
        <text:p text:style-name="P32"><text:span text:style-name="_5f_BVS"/></text:p>
        <text:p text:style-name="P34"><text:span text:style-name="_5f_BVS"><text:span text:style-name="T12">Calcul : </text:span></text:span><text:span text:style-name="_5f_BVS"><text:span text:style-name="T40"><text:s/></text:span></text:span><text:span text:style-name="_5f_BVS"><text:span text:style-name="T14">2 </text:span></text:span><text:span text:style-name="_5f_opensymbol"><text:span text:style-name="T14">×</text:span></text:span><text:span text:style-name="_5f_BVS"><text:span text:style-name="T14"> </text:span></text:span><text:span text:style-name="corps"><text:span text:style-name="T18">π</text:span></text:span><text:span text:style-name="_5f_BVS"><text:span text:style-name="T19"> </text:span></text:span><text:span text:style-name="_5f_opensymbol"><text:span text:style-name="T16">×</text:span></text:span><text:span text:style-name="_5f_BVS"><text:span text:style-name="T16"> </text:span></text:span><text:span text:style-name="_5f_BVS"><text:span text:style-name="T15">3 = 6</text:span></text:span><text:span text:style-name="corps"><text:span text:style-name="T18">π</text:span></text:span><text:span text:style-name="_5f_BVS"><text:span text:style-name="T20"> </text:span></text:span><text:span text:style-name="_5f_BVS"><text:span text:style-name="T16">≈ </text:span></text:span><text:span text:style-name="_5f_BVS"><text:span text:style-name="T17">18</text:span></text:span><text:span text:style-name="_5f_BVS"><text:span text:style-name="T14">,8 cm.</text:span></text:span></text:p>
        <text:list xml:id="list143453977182047" text:continue-numbering="true" text:style-name="Num_5f_Exo">
          <text:list-item>
            <text:h text:style-name="P57" text:outline-level="1"><text:span text:style-name="_5f_livret"><text:span text:style-name="T30"> </text:span></text:span><text:span text:style-name="_5f_livret"><text:span text:style-name="T31">On considère le patron d’un cylindre de révolution. Complète le tableau. </text:span></text:span><text:span text:style-name="_5f_livret"><text:span text:style-name="T32">Si besoin, donne des valeurs arrondies au dixième.</text:span></text:span></text:h>
          </text:list-item>
        </text:list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 table:style-name="TableLine3123224574928">
            <table:table-cell table:style-name="Tableau2.A1" office:value-type="string">
              <text:p text:style-name="P29">Rayon du cercle de base</text:p>
            </table:table-cell>
            <table:table-cell table:style-name="Tableau2.A1" office:value-type="string">
              <text:p text:style-name="P29">Diamètre du cercle de base</text:p>
            </table:table-cell>
            <table:table-cell table:style-name="Tableau2.C1" office:value-type="string">
              <text:p text:style-name="P29">Longueur du rectangle</text:p>
            </table:table-cell>
          </table:table-row>
          <table:table-row table:style-name="Tableau2.2">
            <table:table-cell table:style-name="Tableau2.A2" office:value-type="string">
              <text:p text:style-name="P42">4 cm</text:p>
            </table:table-cell>
            <table:table-cell table:style-name="Tableau2.A2" office:value-type="string">
              <text:p text:style-name="P43">8 cm</text:p>
            </table:table-cell>
            <table:table-cell table:style-name="Tableau2.C2" office:value-type="string">
              <text:p text:style-name="P30"><text:span text:style-name="_5f_BVS"><text:span text:style-name="T23">≈ </text:span></text:span><text:span text:style-name="T33">25,1 cm</text:span></text:p>
            </table:table-cell>
          </table:table-row>
          <table:table-row table:style-name="Tableau2.2">
            <table:table-cell table:style-name="Tableau2.A2" office:value-type="string">
              <text:p text:style-name="P30"><text:span text:style-name="_5f_BVS"><text:span text:style-name="T24">3</text:span></text:span><text:span text:style-name="T33">,</text:span><text:span text:style-name="T34">1</text:span><text:span text:style-name="T33"> cm</text:span></text:p>
            </table:table-cell>
            <table:table-cell table:style-name="Tableau2.A2" office:value-type="string">
              <text:p text:style-name="P42">6,2 cm</text:p>
            </table:table-cell>
            <table:table-cell table:style-name="Tableau2.C2" office:value-type="string">
              <text:p text:style-name="P30"><text:span text:style-name="_5f_BVS"><text:span text:style-name="T23">≈ </text:span></text:span><text:span text:style-name="_5f_BVS"><text:span text:style-name="T24">19</text:span></text:span><text:span text:style-name="T33">,</text:span><text:span text:style-name="T34">5</text:span><text:span text:style-name="T33"> cm</text:span></text:p>
            </table:table-cell>
          </table:table-row>
          <table:table-row table:style-name="Tableau2.2">
            <table:table-cell table:style-name="Tableau2.A2" office:value-type="string">
              <text:p text:style-name="P30"><text:span text:style-name="_5f_BVS"><text:span text:style-name="T23">≈ </text:span></text:span><text:span text:style-name="_5f_BVS"><text:span text:style-name="T24">2</text:span></text:span><text:span text:style-name="T33"> cm</text:span></text:p>
            </table:table-cell>
            <table:table-cell table:style-name="Tableau2.A2" office:value-type="string">
              <text:p text:style-name="P30"><text:span text:style-name="_5f_BVS"><text:span text:style-name="T23">≈ </text:span></text:span><text:span text:style-name="_5f_BVS"><text:span text:style-name="T24">4</text:span></text:span><text:span text:style-name="T33"> cm</text:span></text:p>
            </table:table-cell>
            <table:table-cell table:style-name="Tableau2.C2" office:value-type="string">
              <text:p text:style-name="P42">12,<text:span text:style-name="T13">58</text:span> cm</text:p>
            </table:table-cell>
          </table:table-row>
        </table:table>
        <text:p text:style-name="_5f_Paragraphe_20_livret"><text:span text:style-name="_5f_livret"><text:span text:style-name="T41"/></text:span></text:p>
      </text:section>
      <text:list xml:id="list143455283848216" text:continue-numbering="true" text:style-name="Num_5f_Exo">
        <text:list-item>
          <text:p text:style-name="P40"><text:span text:style-name="_5f_livret"> Construis un patron d’un cylindre de 4 cm de diamètre de la base et </text:span><text:span text:style-name="_5f_livret"><text:span text:style-name="T42">3,</text:span></text:span><text:span text:style-name="_5f_livret">5 cm de hauteur.</text:span></text:p>
          <text:p text:style-name="P41"><text:span text:style-name="_5f_livret"><text:span text:style-name="T21">La longueur de la surface latéral</text:span></text:span><text:span text:style-name="_5f_livret"><text:span text:style-name="T22">e</text:span></text:span><text:span text:style-name="_5f_livret"><text:span text:style-name="T21"> (le rectangle) doit être égale à </text:span></text:span><text:span text:style-name="_5f_BVS"><text:span text:style-name="T14">2 </text:span></text:span><text:span text:style-name="_5f_opensymbol"><text:span text:style-name="T14">×</text:span></text:span><text:span text:style-name="_5f_BVS"><text:span text:style-name="T14"> </text:span></text:span><text:span text:style-name="corps"><text:span text:style-name="T18">π</text:span></text:span><text:span text:style-name="_5f_BVS"><text:span text:style-name="T19"> </text:span></text:span><text:span text:style-name="_5f_opensymbol"><text:span text:style-name="T16">×</text:span></text:span><text:span text:style-name="_5f_BVS"><text:span text:style-name="T16"> </text:span></text:span><text:span text:style-name="_5f_BVS"><text:span text:style-name="T15">2 = 4</text:span></text:span><text:span text:style-name="corps"><text:span text:style-name="T18">π</text:span></text:span><text:span text:style-name="_5f_BVS"><text:span text:style-name="T20"> </text:span></text:span><text:span text:style-name="_5f_BVS"><text:span text:style-name="T16">≈ </text:span></text:span><text:span text:style-name="_5f_BVS"><text:span text:style-name="T17">12</text:span></text:span><text:span text:style-name="_5f_BVS"><text:span text:style-name="T14">,</text:span></text:span><text:span text:style-name="_5f_BVS"><text:span text:style-name="T15">6 </text:span></text:span><text:span text:style-name="_5f_BVS"><text:span text:style-name="T14">cm :</text:span></text:span></text:p>
        </text:list-item>
      </text:list>
      <text:h text:style-name="P53" text:outline-level="1"><draw:g text:anchor-type="paragraph" draw:z-index="15" draw:name="Objet de groupe 1" draw:style-name="gr6"><draw:custom-shape draw:style-name="gr41" draw:text-style-name="P76" svg:width="4.001cm" svg:height="4.001cm" svg:x="3.457cm" svg:y="0.3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2" draw:text-style-name="P76" svg:width="4.001cm" svg:height="4.003cm" svg:x="7.359cm" svg:y="7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3" draw:text-style-name="P76" svg:width="12.572cm" svg:height="3.502cm" svg:x="2.491cm" svg:y="4.388cm"><text:p/><draw:enhanced-geometry svg:viewBox="0 0 21600 21600" draw:type="rectangle" draw:enhanced-path="M 0 0 L 21600 0 21600 21600 0 21600 0 0 Z N"/></draw:custom-shape><draw:line draw:style-name="gr44" draw:text-style-name="P76" svg:x1="5.436cm" svg:y1="4.381cm" svg:x2="5.436cm" svg:y2="0.381cm"><text:p/></draw:line><draw:frame draw:style-name="gr45" draw:text-style-name="P78" svg:width="1.631cm" svg:height="0.664cm" draw:transform="rotate (1.5707963267949) translate (5.445125cm 3.28965277777778cm)"><draw:text-box><text:p text:style-name="P77"><text:span text:style-name="T48">4 cm</text:span></text:p></draw:text-box></draw:frame><draw:line draw:style-name="gr44" draw:text-style-name="P76" svg:x1="9.367cm" svg:y1="9.879cm" svg:x2="9.367cm" svg:y2="7.879cm"><text:p/></draw:line><draw:frame draw:style-name="gr45" draw:text-style-name="P78" svg:width="1.632cm" svg:height="0.664cm" draw:transform="rotate (1.5707963267949) translate (9.31509722222222cm 9.80545833333333cm)"><draw:text-box><text:p text:style-name="P77"><text:span text:style-name="T48">2 cm</text:span></text:p></draw:text-box></draw:frame><draw:frame draw:style-name="gr45" draw:text-style-name="P78" svg:width="3.502cm" svg:height="0.664cm" draw:transform="rotate (1.5707963267949) translate (2.47297222222222cm 7.88811111111111cm)"><draw:text-box><text:p text:style-name="P77"><text:span text:style-name="T48">3,5 cm</text:span></text:p></draw:text-box></draw:frame><draw:frame draw:style-name="gr46" draw:text-style-name="P78" svg:width="12.572cm" svg:height="0.833cm" svg:x="2.491cm" svg:y="4.358cm"><draw:text-box><text:p text:style-name="P77"><text:span text:style-name="T49">4</text:span><text:span text:style-name="T50">π</text:span><text:span text:style-name="T49"> ≈ </text:span><text:span text:style-name="T48">12,6 cm</text:span></text:p></draw:text-box></draw:frame></draw:g></text:h>
      <text:h text:style-name="P53" text:outline-level="1"><text:span text:style-name="_5f_livret"/></text:h>
      <text:h text:style-name="P53" text:outline-level="1"><text:span text:style-name="_5f_livret"/></text:h>
      <text:h text:style-name="P53" text:outline-level="1"><text:span text:style-name="_5f_livret"/></text:h>
      <text:h text:style-name="P53" text:outline-level="1"><text:span text:style-name="_5f_livret"/></text:h>
      <text:h text:style-name="P58" text:outline-level="1"><text:span text:style-name="_5f_livret"/></text:h>
      <text:h text:style-name="P53" text:outline-level="1"><text:span text:style-name="_5f_livret"/></text:h>
      <text:h text:style-name="P53" text:outline-level="1"><text:span text:style-name="_5f_livret"/></text:h>
      <text:h text:style-name="P59" text:outline-level="1"><text:span text:style-name="_5f_livret"/></text:h>
      <text:h text:style-name="P53" text:outline-level="1"><text:span text:style-name="_5f_livret"/></text:h>
      <text:h text:style-name="P60" text:outline-level="1"><text:soft-page-break/></text:h>
      <text:section text:style-name="Sect3" text:name="Section4">
        <text:list xml:id="list143454136155316" text:continue-numbering="true" text:style-name="Num_5f_Exo">
          <text:list-item>
            <text:h text:style-name="P35" text:outline-level="1"> <text:span text:style-name="T10">Parmi les figures suivantes, entoure celles qui sont des patrons de prismes droits.</text:span></text:h>
            <text:p text:style-name="P44"><draw:g text:anchor-type="paragraph" draw:z-index="8" draw:name="Forme5" draw:style-name="gr69"><draw:polygon draw:style-name="gr77" draw:text-style-name="P85" svg:width="0.799cm" svg:height="1.596cm" draw:transform="rotate (-1.55822995618054) translate (4.76213711505586cm 0.241123980709539cm)" svg:viewBox="0 0 800 1597" draw:points="800,1597 399,1597 0,1196 399,0 800,0"><text:p/></draw:polygon><draw:polygon draw:style-name="gr77" draw:text-style-name="P85" svg:width="0.797cm" svg:height="1.596cm" draw:transform="rotate (-1.55822995618054) translate (4.77974845156508cm 1.64251583968579cm)" svg:viewBox="0 0 798 1597" draw:points="0,0 401,0 798,399 401,1597 0,1597"><text:p/></draw:polygon><draw:line draw:style-name="gr78" draw:text-style-name="P88" svg:x1="3.175cm" svg:y1="1.05cm" svg:x2="3.183cm" svg:y2="1.651cm"><text:p/></draw:line><draw:line draw:style-name="gr78" draw:text-style-name="P88" svg:x1="5.168cm" svg:y1="1.026cm" svg:x2="6.431cm" svg:y2="1.01cm"><text:p/></draw:line><draw:line draw:style-name="gr78" draw:text-style-name="P88" svg:x1="5.177cm" svg:y1="1.628cm" svg:x2="6.44cm" svg:y2="1.612cm"><text:p/></draw:line><draw:rect draw:style-name="gr77" draw:text-style-name="P85" svg:width="0.401cm" svg:height="0.604cm" draw:transform="rotate (0.0125663706143592) translate (4.77308333333333cm 1.03011111111111cm)"><text:p/></draw:rect><draw:rect draw:style-name="gr77" draw:text-style-name="P85" svg:width="0.401cm" svg:height="0.604cm" draw:transform="rotate (0.0125663706143592) translate (6.43290277777778cm 1.00894444444444cm)"><text:p/></draw:rect></draw:g><draw:g text:anchor-type="paragraph" draw:z-index="12" draw:name="Forme6" draw:style-name="gr6"><draw:line draw:style-name="gr40" draw:text-style-name="P75" svg:x1="0.663cm" svg:y1="0.299cm" svg:x2="0.663cm" svg:y2="1.279cm"><text:p/></draw:line><draw:line draw:style-name="gr40" draw:text-style-name="P75" svg:x1="0.658cm" svg:y1="1.28cm" svg:x2="0.001cm" svg:y2="1.28cm"><text:p/></draw:line><draw:line draw:style-name="gr40" draw:text-style-name="P75" svg:x1="0.001cm" svg:y1="1.279cm" svg:x2="0.658cm" svg:y2="0.299cm"><text:p/></draw:line><draw:line draw:style-name="gr40" draw:text-style-name="P75" svg:x1="0.663cm" svg:y1="0.299cm" svg:x2="1.648cm" svg:y2="0.299cm"><text:p/></draw:line><draw:line draw:style-name="gr40" draw:text-style-name="P75" svg:x1="1.642cm" svg:y1="0.299cm" svg:x2="1.642cm" svg:y2="1.989cm"><text:p/></draw:line><draw:line draw:style-name="gr40" draw:text-style-name="P75" svg:x1="1.648cm" svg:y1="1.28cm" svg:x2="0.663cm" svg:y2="1.28cm"><text:p/></draw:line><draw:line draw:style-name="gr40" draw:text-style-name="P75" svg:x1="0.663cm" svg:y1="1.28cm" svg:x2="0.663cm" svg:y2="1.933cm"><text:p/></draw:line><draw:line draw:style-name="gr40" draw:text-style-name="P75" svg:x1="1.642cm" svg:y1="1.28cm" svg:x2="2.299cm" svg:y2="1.28cm"><text:p/></draw:line><draw:line draw:style-name="gr40" draw:text-style-name="P75" svg:x1="2.299cm" svg:y1="1.279cm" svg:x2="1.642cm" svg:y2="0.299cm"><text:p/></draw:line><draw:custom-shape draw:style-name="gr67" draw:text-style-name="P84" svg:width="0.98cm" svg:height="1.202cm" svg:x="0.665cm" svg:y="1.939cm"><text:p/><draw:enhanced-geometry svg:viewBox="0 0 21600 21600" draw:type="rectangle" draw:enhanced-path="M 0 0 L 21600 0 21600 21600 0 21600 0 0 Z N"/></draw:custom-shape></draw:g><draw:g text:anchor-type="paragraph" draw:z-index="16" draw:name="Forme 2" draw:style-name="gr6"><draw:rect draw:style-name="gr39" draw:text-style-name="P74" svg:width="2.287cm" svg:height="2.992cm" svg:x="-0.074cm" svg:y="0.185cm"><text:p/></draw:rect><draw:g draw:style-name="gr7"><draw:line draw:style-name="gr40" draw:text-style-name="P75" svg:x1="0.646cm" svg:y1="0.274cm" svg:x2="0.646cm" svg:y2="1.265cm"><text:p/></draw:line><draw:line draw:style-name="gr40" draw:text-style-name="P75" svg:x1="0.646cm" svg:y1="1.266cm" svg:x2="-0.008cm" svg:y2="1.266cm"><text:p/></draw:line><draw:line draw:style-name="gr40" draw:text-style-name="P75" svg:x1="-0.008cm" svg:y1="1.265cm" svg:x2="0.646cm" svg:y2="0.274cm"><text:p/></draw:line><draw:line draw:style-name="gr40" draw:text-style-name="P75" svg:x1="0.646cm" svg:y1="0.274cm" svg:x2="1.626cm" svg:y2="0.274cm"><text:p/></draw:line><draw:line draw:style-name="gr40" draw:text-style-name="P75" svg:x1="1.627cm" svg:y1="0.274cm" svg:x2="1.627cm" svg:y2="1.265cm"><text:p/></draw:line><draw:line draw:style-name="gr40" draw:text-style-name="P75" svg:x1="1.626cm" svg:y1="1.266cm" svg:x2="0.646cm" svg:y2="1.266cm"><text:p/></draw:line><draw:line draw:style-name="gr40" draw:text-style-name="P75" svg:x1="0.646cm" svg:y1="1.266cm" svg:x2="0.646cm" svg:y2="1.926cm"><text:p/></draw:line><draw:line draw:style-name="gr40" draw:text-style-name="P75" svg:x1="0.646cm" svg:y1="1.926cm" svg:x2="1.626cm" svg:y2="1.926cm"><text:p/></draw:line><draw:line draw:style-name="gr40" draw:text-style-name="P75" svg:x1="1.627cm" svg:y1="3.118cm" svg:x2="1.627cm" svg:y2="0.968cm"><text:p/></draw:line><draw:line draw:style-name="gr40" draw:text-style-name="P75" svg:x1="1.627cm" svg:y1="1.266cm" svg:x2="2.281cm" svg:y2="1.266cm"><text:p/></draw:line><draw:line draw:style-name="gr40" draw:text-style-name="P75" svg:x1="2.281cm" svg:y1="1.265cm" svg:x2="1.627cm" svg:y2="0.274cm"><text:p/></draw:line><draw:line draw:style-name="gr40" draw:text-style-name="P75" svg:x1="1.626cm" svg:y1="3.117cm" svg:x2="0.646cm" svg:y2="3.117cm"><text:p/></draw:line><draw:line draw:style-name="gr40" draw:text-style-name="P75" svg:x1="0.646cm" svg:y1="2.917cm" svg:x2="0.646cm" svg:y2="1.926cm"><text:p/></draw:line><draw:line draw:style-name="gr40" draw:text-style-name="P75" svg:x1="0.646cm" svg:y1="1.801cm" svg:x2="0.646cm" svg:y2="3.123cm"><text:p/></draw:line></draw:g></draw:g></text:p>
          </text:list-item>
        </text:list>
        <text:p text:style-name="_5f_Paragraphe_20_livret"/>
        <text:list xml:id="list143453835954761" text:continue-numbering="true" text:style-name="Num_5f_Exo">
          <text:list-header>
            <text:p text:style-name="P40"/>
            <text:p text:style-name="P40"><draw:g text:anchor-type="paragraph" draw:z-index="9" draw:name="Forme7" draw:style-name="gr6"><draw:g draw:style-name="gr7"><draw:line draw:style-name="gr76" draw:text-style-name="P67" svg:x1="6.093cm" svg:y1="1.247cm" svg:x2="5.644cm" svg:y2="2.224cm"><text:p/></draw:line><draw:line draw:style-name="gr76" draw:text-style-name="P67" svg:x1="7.519cm" svg:y1="1.247cm" svg:x2="7.07cm" svg:y2="2.224cm"><text:p/></draw:line><draw:line draw:style-name="gr76" draw:text-style-name="P67" svg:x1="6.098cm" svg:y1="1.247cm" svg:x2="7.521cm" svg:y2="1.247cm"><text:p/></draw:line><draw:line draw:style-name="gr76" draw:text-style-name="P67" svg:x1="5.65cm" svg:y1="2.219cm" svg:x2="7.073cm" svg:y2="2.219cm"><text:p/></draw:line><draw:line draw:style-name="gr76" draw:text-style-name="P67" svg:x1="5.641cm" svg:y1="2.225cm" svg:x2="5.629cm" svg:y2="3.095cm"><text:p/></draw:line><draw:line draw:style-name="gr76" draw:text-style-name="P67" svg:x1="7.074cm" svg:y1="2.226cm" svg:x2="7.062cm" svg:y2="3.096cm"><text:p/></draw:line><draw:line draw:style-name="gr76" draw:text-style-name="P67" svg:x1="5.634cm" svg:y1="3.09cm" svg:x2="7.057cm" svg:y2="3.09cm"><text:p/></draw:line><draw:line draw:style-name="gr76" draw:text-style-name="P67" svg:x1="5.627cm" svg:y1="3.092cm" svg:x2="5.178cm" svg:y2="4.069cm"><text:p/></draw:line><draw:line draw:style-name="gr76" draw:text-style-name="P67" svg:x1="7.055cm" svg:y1="3.098cm" svg:x2="6.606cm" svg:y2="4.075cm"><text:p/></draw:line><draw:line draw:style-name="gr76" draw:text-style-name="P67" svg:x1="5.64cm" svg:y1="3.085cm" svg:x2="7.063cm" svg:y2="3.085cm"><text:p/></draw:line><draw:line draw:style-name="gr76" draw:text-style-name="P67" svg:x1="5.179cm" svg:y1="4.091cm" svg:x2="6.602cm" svg:y2="4.091cm"><text:p/></draw:line><draw:line draw:style-name="gr76" draw:text-style-name="P67" svg:x1="7.068cm" svg:y1="3.085cm" svg:x2="8.144cm" svg:y2="3.085cm"><text:p/></draw:line><draw:line draw:style-name="gr76" draw:text-style-name="P67" svg:x1="7.07cm" svg:y1="2.219cm" svg:x2="8.146cm" svg:y2="2.219cm"><text:p/></draw:line><draw:line draw:style-name="gr76" draw:text-style-name="P67" svg:x1="8.15cm" svg:y1="2.216cm" svg:x2="8.138cm" svg:y2="3.086cm"><text:p/></draw:line><draw:line draw:style-name="gr76" draw:text-style-name="P67" svg:x1="4.564cm" svg:y1="2.219cm" svg:x2="5.64cm" svg:y2="2.219cm"><text:p/></draw:line><draw:line draw:style-name="gr76" draw:text-style-name="P67" svg:x1="4.549cm" svg:y1="3.078cm" svg:x2="5.625cm" svg:y2="3.078cm"><text:p/></draw:line><draw:line draw:style-name="gr76" draw:text-style-name="P67" svg:x1="4.57cm" svg:y1="2.215cm" svg:x2="4.558cm" svg:y2="3.085cm"><text:p/></draw:line><draw:line draw:style-name="gr76" draw:text-style-name="P67" svg:x1="6.11cm" svg:y1="0.371cm" svg:x2="6.098cm" svg:y2="1.241cm"><text:p/></draw:line><draw:line draw:style-name="gr76" draw:text-style-name="P67" svg:x1="7.527cm" svg:y1="0.381cm" svg:x2="7.515cm" svg:y2="1.251cm"><text:p/></draw:line><draw:line draw:style-name="gr76" draw:text-style-name="P67" svg:x1="6.112cm" svg:y1="0.379cm" svg:x2="7.535cm" svg:y2="0.379cm"><text:p/></draw:line></draw:g></draw:g></text:p>
          </text:list-header>
        </text:list>
        <text:p text:style-name="_5f_Paragraphe_20_livret"/>
        <text:p text:style-name="_5f_Paragraphe_20_livret"/>
        <text:p text:style-name="_5f_Paragraphe_20_livret"><draw:g text:anchor-type="paragraph" draw:z-index="10" draw:name="Forme8" draw:style-name="gr69"><draw:polygon draw:style-name="gr70" draw:text-style-name="P86" svg:width="0.857cm" svg:height="1.279cm" svg:x="2.667cm" svg:y="2.856cm" svg:viewBox="0 0 858 1280" draw:points="0,0 858,0 858,1280 0,1280"><text:p/></draw:polygon><draw:polygon draw:style-name="gr71" draw:text-style-name="P86" svg:width="0.857cm" svg:height="1.279cm" svg:x="0.528cm" svg:y="2.856cm" svg:viewBox="0 0 858 1280" draw:points="0,0 858,0 858,1280 0,1280"><text:p/></draw:polygon><draw:line draw:style-name="gr72" draw:text-style-name="P87" svg:x1="2.671cm" svg:y1="4.138cm" svg:x2="1.386cm" svg:y2="4.138cm"><text:p/></draw:line><draw:rect draw:style-name="gr73" draw:text-style-name="P86" svg:width="1.29cm" svg:height="0.424cm" draw:transform="rotate (-3.14159265358979) translate (2.67052777777778cm 2.85573611111111cm)"><text:p/></draw:rect><draw:rect draw:style-name="gr74" draw:text-style-name="P86" svg:width="1.29cm" svg:height="1.274cm" draw:transform="rotate (-3.14159265358979) translate (2.67052777777778cm 2.43063888888889cm)"><text:p/></draw:rect><draw:rect draw:style-name="gr75" draw:text-style-name="P86" svg:width="1.29cm" svg:height="0.86cm" draw:transform="rotate (-3.14159265358979) translate (2.67052777777778cm 1.15711111111111cm)"><text:p/></draw:rect></draw:g></text:p>
        <text:h text:style-name="P36" text:outline-level="1"/>
        <text:h text:style-name="P36" text:outline-level="1"/>
        <text:h text:style-name="P36" text:outline-level="1"/>
        <text:h text:style-name="P36" text:outline-level="1"><draw:g text:anchor-type="paragraph" draw:z-index="11" draw:name="Forme4" draw:style-name="gr6"><draw:polygon draw:style-name="gr68" draw:text-style-name="P85" svg:width="1.148cm" svg:height="1.15cm" svg:x="7.719cm" svg:y="0.219cm" svg:viewBox="0 0 1149 1151" draw:points="1149,1151 0,1151 0,767 383,767 383,384 767,384 767,0 1149,0"><text:p/></draw:polygon><draw:rect draw:style-name="gr68" draw:text-style-name="P85" svg:width="1.156cm" svg:height="1.151cm" draw:transform="rotate (-3.14159265358979) translate (5.42219444444444cm 2.51883333333333cm)"><text:p/></draw:rect><draw:polygon draw:style-name="gr68" draw:text-style-name="P85" svg:width="1.148cm" svg:height="1.15cm" svg:x="4.269cm" svg:y="0.219cm" svg:viewBox="0 0 1149 1151" draw:points="0,1151 1149,1151 1149,767 767,767 767,384 383,384 383,0 0,0"><text:p/></draw:polygon><draw:rect draw:style-name="gr68" draw:text-style-name="P85" svg:width="1.154cm" svg:height="1.151cm" draw:transform="rotate (-3.14159265358979) translate (8.86883333333334cm 2.51883333333333cm)"><text:p/></draw:rect><draw:rect draw:style-name="gr68" draw:text-style-name="P85" svg:width="0.384cm" svg:height="1.151cm" draw:transform="rotate (-3.14159265358979) translate (7.71701388888889cm 2.51883333333333cm)"><text:p/></draw:rect><draw:rect draw:style-name="gr68" draw:text-style-name="P85" svg:width="0.391cm" svg:height="1.151cm" draw:transform="rotate (-3.14159265358979) translate (7.33777777777778cm 2.51883333333333cm)"><text:p/></draw:rect><draw:rect draw:style-name="gr68" draw:text-style-name="P85" svg:width="0.389cm" svg:height="1.151cm" draw:transform="rotate (-3.14159265358979) translate (6.95501388888889cm 2.51883333333333cm)"><text:p/></draw:rect><draw:rect draw:style-name="gr68" draw:text-style-name="P85" svg:width="0.389cm" svg:height="1.151cm" draw:transform="rotate (-3.14159265358979) translate (6.56695833333333cm 2.51883333333333cm)"><text:p/></draw:rect><draw:rect draw:style-name="gr68" draw:text-style-name="P85" svg:width="0.387cm" svg:height="1.151cm" draw:transform="rotate (-3.14159265358979) translate (6.18419444444444cm 2.51883333333333cm)"><text:p/></draw:rect><draw:rect draw:style-name="gr68" draw:text-style-name="P85" svg:width="0.38cm" svg:height="1.151cm" draw:transform="rotate (-3.14159265358979) translate (5.80143055555556cm 2.51883333333333cm)"><text:p/></draw:rect></draw:g></text:h>
        <text:h text:style-name="P36" text:outline-level="1"/>
        <text:h text:style-name="P36" text:outline-level="1"/>
        <text:h text:style-name="P36" text:outline-level="1"/>
        <text:h text:style-name="P36" text:outline-level="1"/>
        <text:h text:style-name="P36" text:outline-level="1"/>
        <text:list xml:id="list143455185267777" text:continue-numbering="true" text:style-name="Num_5f_Exo">
          <text:list-item>
            <text:h text:style-name="P37" text:outline-level="1"> <text:span text:style-name="T10">À l’aide des représentations en perspective cavalière, indique les longueurs que tu connais et code les segments de même longueur sur les patrons.</text:span></text:h>
          </text:list-item>
        </text:list>
        <text:p text:style-name="P27"><draw:g text:anchor-type="as-char" draw:z-index="17" draw:name="Forme 3" draw:style-name="gr11"><draw:path draw:style-name="gr12" draw:text-style-name="P68" svg:width="1.235cm" svg:height="0.069cm" draw:transform="skewX (0.00453785605518523) rotate (-1.87291282031512) translate (0.963293882280436cm 6.20353743778222cm)" svg:viewBox="0 0 1236 70" svg:d="M0 8c59 8 119-19 179-3 61 17 126 10 190 16 57 7 117 15 175 4 59-10 117 11 177 9 61-3 123 6 184 13 59 5 120 5 179 18h59l57-1 36 6"><text:p/></draw:path><draw:path draw:style-name="gr12" draw:text-style-name="P68" svg:width="1.235cm" svg:height="0.065cm" draw:transform="rotate (-1.87570534711831) translate (3.03397198532173cm 6.2293283954859cm)" svg:viewBox="0 0 1236 66" svg:d="M0 7c59 9 119-18 179-2 61 16 126 9 190 16 57 5 117 12 175 3 59-11 117 9 177 7 61-3 123 6 184 12 59 6 120 4 179 17l59-1 57 1 36 6"><text:p/></draw:path><draw:path draw:style-name="gr12" draw:text-style-name="P68" svg:width="2.064cm" svg:height="0.051cm" svg:x="0.95cm" svg:y="6.197cm" svg:viewBox="0 0 2065 52" svg:d="M0 0c56 1 114 4 171 5 56 1 110 8 167 6 59-3 121 0 182 0 57 0 115 0 172 0 61 0 123 0 183 0 58 0 119 5 177 0 57-6 109 16 166 16s115-6 171 11c57 17 117 7 177 12 57 5 114-2 172-12 58-9 118 0 177 0h56 55 39"><text:p/></draw:path><draw:path draw:style-name="gr12" draw:text-style-name="P68" svg:width="2.064cm" svg:height="0.051cm" svg:x="0.542cm" svg:y="7.355cm" svg:viewBox="0 0 2065 52" svg:d="M0 0c56 1 114 4 171 5 56 1 110 8 167 6 59-3 121 0 182 0 57 0 115 0 172 0 61 0 123 0 183 0 58 0 119 5 177 0 57-6 109 16 166 16s115-6 171 11c57 17 117 7 177 12 57 5 114-2 172-12 58-9 118 0 177 0h56 55 39"><text:p/></draw:path><draw:path draw:style-name="gr13" draw:text-style-name="P68" svg:width="1.235cm" svg:height="0.052cm" draw:transform="skewX (-0.0136135681655556) rotate (-1.88722452018147) translate (1.69193922939988cm 5.41504780319288cm)" svg:viewBox="0 0 1236 53" svg:d="M0 10c59 7 119-21 179-5 61 16 126 8 190 13 57 4 117 11 175 0 59-11 117 9 177 6 61-4 123 5 184 11 59 5 120 4 179 17l59-2 57-2 36 5"><text:p/></draw:path><draw:path draw:style-name="gr12" draw:text-style-name="P68" svg:width="1.235cm" svg:height="0.062cm" draw:transform="skewX (-0.00157079632679485) rotate (-1.8781488080711) translate (3.76104650213276cm 5.45208105819087cm)" svg:viewBox="0 0 1236 63" svg:d="M0 8c59 9 119-19 179-3 61 16 126 9 190 15 57 5 117 12 175 3 59-11 117 10 177 6 61-3 123 6 184 12 59 7 120 5 179 18l59-1h57l36 5"><text:p/></draw:path><draw:path draw:style-name="gr12" draw:text-style-name="P68" svg:width="2.064cm" svg:height="0.051cm" svg:x="1.677cm" svg:y="5.418cm" svg:viewBox="0 0 2065 52" svg:d="M0 0c56 1 114 4 171 5 56 1 110 8 167 6 59-3 121 0 182 0 57 0 115 0 172 0 61 0 123 0 183 0 58 0 119 5 177 0 57-6 109 16 166 16s115-6 171 11c57 17 117 7 177 12 57 5 114-2 172-12 58-9 118 0 177 0h56 55 39"><text:p/></draw:path><draw:path draw:style-name="gr14" draw:text-style-name="P68" svg:width="2.064cm" svg:height="0.051cm" svg:x="1.269cm" svg:y="6.576cm" svg:viewBox="0 0 2065 52" svg:d="M0 0c56 1 114 4 171 5 56 1 110 8 167 6 59-3 121 0 182 0 57 0 115 0 172 0 61 0 123 0 183 0 58 0 119 5 177 0 57-6 109 16 166 16s115-6 171 11c57 17 117 7 177 12 57 5 114-2 172-12 58-9 118 0 177 0h56 55 39"><text:p/></draw:path><draw:path draw:style-name="gr15" draw:text-style-name="P68" svg:width="1.046cm" svg:height="0.198cm" draw:transform="skewX (0.00453785605518527) rotate (1.00146992479435) translate (0.954238909109593cm 6.19336882818623cm)" svg:viewBox="0 0 1047 199" svg:d="M0 2c73-9 144 15 207 45 68 30 144 15 211 40 69 28 143 11 210 33 68 21 139-1 204 41 62 41 144 27 215 38"><text:p/></draw:path><draw:path draw:style-name="gr15" draw:text-style-name="P68" svg:width="1.046cm" svg:height="0.199cm" draw:transform="skewX (0.0045378560551853) rotate (1.00146992479435) translate (3.01880939298274cm 6.22966373446319cm)" svg:viewBox="0 0 1047 200" svg:d="M0 2c73-9 144 15 207 44 67 31 144 15 211 42 69 28 143 9 210 30 68 21 139-1 204 42 62 40 143 27 215 40"><text:p/></draw:path><draw:path draw:style-name="gr15" draw:text-style-name="P68" svg:width="1.047cm" svg:height="0.195cm" draw:transform="rotate (0.996932068739161) translate (2.6036750380759cm 7.38866608657637cm)" svg:viewBox="0 0 1048 196" svg:d="M0 2c73-9 144 15 207 44 68 32 144 15 211 41 69 26 144 8 211 29 68 22 138 0 203 41 63 40 144 28 216 39"><text:p/></draw:path><draw:path draw:style-name="gr16" draw:text-style-name="P68" svg:width="1.046cm" svg:height="0.193cm" draw:transform="skewX (-0.00907571211037057) rotate (0.994837673636768) translate (0.539034333291064cm 7.3436051208209cm)" svg:viewBox="0 0 1047 194" svg:d="M0 2c73-10 144 15 207 44 67 31 144 16 211 42 69 28 143 8 210 27 68 21 139-1 204 40 62 42 143 27 215 39"><text:p/></draw:path><draw:path draw:style-name="gr17" draw:text-style-name="P68" svg:width="1.235cm" svg:height="0.064cm" draw:transform="skewX (0.00157079632679484) rotate (-1.8769270775947) translate (0.799339171479651cm 6.16067961128141cm)" svg:viewBox="0 0 1236 65" svg:d="M0 8c59 9 119-19 179-3 61 16 126 10 190 15 57 5 117 13 175 3 59-10 117 10 177 7 61-2 123 7 184 13 59 7 120 5 179 18l59-1h57l36 5"><text:p/></draw:path><draw:path draw:style-name="gr17" draw:text-style-name="P68" svg:width="2.064cm" svg:height="0.051cm" svg:x="0.525cm" svg:y="7.541cm" svg:viewBox="0 0 2065 52" svg:d="M0 0c56 1 114 4 171 5 56 1 110 8 167 6 59-3 121 0 182 0 57 0 115 0 172 0 61 0 123 0 183 0 58 0 119 5 177 0 57-6 109 16 166 16s115-6 171 11c57 17 117 7 177 12 57 5 114-2 172-12 58-9 118 0 177 0h56 55 39"><text:p/></draw:path><draw:path draw:style-name="gr17" draw:text-style-name="P68" svg:width="1.046cm" svg:height="0.196cm" draw:transform="rotate (0.998153799215557) translate (2.76817821215082cm 7.501435844652cm)" svg:viewBox="0 0 1047 197" svg:d="M0 2c73-9 144 15 207 44 68 32 144 16 211 41 69 27 143 9 210 29 68 22 139 0 204 42 62 40 144 26 215 39"><text:p/></draw:path><draw:frame draw:style-name="gr18" draw:text-style-name="P70" svg:width="0.791cm" svg:height="0.373cm" svg:x="1.259cm" svg:y="7.643cm"><draw:text-box><text:p text:style-name="P69"><text:span text:style-name="T47">4 cm</text:span></text:p></draw:text-box></draw:frame><draw:frame draw:style-name="gr18" draw:text-style-name="P70" svg:width="0.791cm" svg:height="0.373cm" draw:transform="rotate (1.18385683162775) translate (0cm 6.86719444444444cm)"><draw:text-box><text:p text:style-name="P69"><text:span text:style-name="T47">3 cm</text:span></text:p></draw:text-box></draw:frame><draw:frame draw:style-name="gr18" draw:text-style-name="P70" svg:width="0.791cm" svg:height="0.373cm" svg:x="3.168cm" svg:y="7.043cm"><draw:text-box><text:p text:style-name="P69"><text:span text:style-name="T47">2 cm</text:span></text:p></draw:text-box></draw:frame><draw:polyline draw:style-name="gr15" draw:text-style-name="P68" svg:width="0.162cm" svg:height="0.015cm" draw:transform="skewX (-0.111875605052837) rotate (-1.9074703395046) translate (1.87536395265781cm 6.14051030348308cm)" svg:viewBox="0 0 163 16" draw:points="0,16 64,7 130,4 163,0"><text:p/></draw:polyline><draw:polyline draw:style-name="gr15" draw:text-style-name="P68" svg:width="0.162cm" svg:height="0.008cm" draw:transform="skewX (0.0567232006898157) rotate (-1.75894282015989) translate (1.95638490944302cm 6.14387063950587cm)" svg:viewBox="0 0 163 9" draw:points="0,0 64,2 130,9 163,9"><text:p/></draw:polyline><draw:polyline draw:style-name="gr15" draw:text-style-name="P68" svg:width="0.162cm" svg:height="0.006cm" draw:transform="skewX (0.0336848545634905) rotate (-1.75894282015989) translate (1.55095535644189cm 7.29403397293323cm)" svg:viewBox="0 0 163 7" draw:points="0,0 64,0 130,7 163,7"><text:p/></draw:polyline><draw:polyline draw:style-name="gr15" draw:text-style-name="P68" svg:width="0.162cm" svg:height="0.009cm" draw:transform="skewX (0.0567232006898157) rotate (-1.75056523975031) translate (1.6475123776943cm 7.29425383915013cm)" svg:viewBox="0 0 163 10" draw:points="0,0 64,2 130,10 163,10"><text:p/></draw:polyline><draw:polyline draw:style-name="gr15" draw:text-style-name="P68" svg:width="0.2cm" svg:height="0.041cm" draw:transform="skewX (-0.0122173047639603) rotate (-0.601614993162446) translate (0.710470234579932cm 6.66147647481155cm)" svg:viewBox="0 0 201 42" draw:points="0,4 74,0 145,27 201,42"><text:p/></draw:polyline><draw:polyline draw:style-name="gr15" draw:text-style-name="P68" svg:width="0.199cm" svg:height="0.042cm" draw:transform="skewX (0.0123918376891598) rotate (-0.591492083500879) translate (2.74981466653444cm 6.76149481257891cm)" svg:viewBox="0 0 200 43" draw:points="0,4 74,0 146,28 200,43"><text:p/></draw:polyline><draw:frame draw:style-name="gr18" draw:text-style-name="P70" svg:width="0.791cm" svg:height="0.373cm" svg:x="1.787cm" svg:y="0.208cm"><draw:text-box><text:p text:style-name="P69"><text:span text:style-name="T47">5 cm</text:span></text:p></draw:text-box></draw:frame><draw:frame draw:style-name="gr19" draw:text-style-name="P70" svg:width="1.195cm" svg:height="0.373cm" draw:transform="rotate (1.5707963267949) translate (0.144638888888889cm 2.13644444444444cm)"><draw:text-box><text:p text:style-name="P69"><text:span text:style-name="T47">2,5 cm </text:span></text:p></draw:text-box></draw:frame><draw:frame draw:style-name="gr18" draw:text-style-name="P70" svg:width="0.791cm" svg:height="0.373cm" draw:transform="rotate (0.276460153515902) translate (2.32304166666667cm 2.86669444444444cm)"><draw:text-box><text:p text:style-name="P69"><text:span text:style-name="T47">4 cm</text:span></text:p></draw:text-box></draw:frame><draw:frame draw:style-name="gr18" draw:text-style-name="P70" svg:width="0.791cm" svg:height="0.373cm" draw:transform="rotate (-0.624478806363572) translate (0.788458333333333cm 2.37180555555556cm)"><draw:text-box><text:p text:style-name="P69"><text:span text:style-name="T47">3 cm</text:span></text:p></draw:text-box></draw:frame><draw:path draw:style-name="gr20" draw:text-style-name="P71" svg:width="1.087cm" svg:height="0.024cm" svg:x="0.916cm" svg:y="0.769cm" svg:viewBox="0 0 1088 25" svg:d="M0 0c632-2 1100 25 1088 25"><text:p/></draw:path><draw:path draw:style-name="gr20" draw:text-style-name="P71" svg:width="0.582cm" svg:height="0.024cm" svg:x="2.002cm" svg:y="0.776cm" svg:viewBox="0 0 583 25" svg:d="M0 25c-2 0 619-25 581-25"><text:p/></draw:path><draw:path draw:style-name="gr20" draw:text-style-name="P71" svg:width="0.847cm" svg:height="0.036cm" svg:x="2.581cm" svg:y="0.776cm" svg:viewBox="0 0 848 37" svg:d="M0 0c-2 0 848 37 848 37"><text:p/></draw:path><draw:path draw:style-name="gr20" draw:text-style-name="P71" svg:width="0.012cm" svg:height="0.633cm" svg:x="3.42cm" svg:y="0.81cm" svg:viewBox="0 0 13 634" svg:d="M13 0c0 0 0 634-13 634"><text:p/></draw:path><draw:path draw:style-name="gr20" draw:text-style-name="P71" svg:width="0.05cm" svg:height="0.467cm" svg:x="3.417cm" svg:y="1.445cm" svg:viewBox="0 0 51 468" svg:d="M0 0c-2 0 51 468 51 468"><text:p/></draw:path><draw:path draw:style-name="gr20" draw:text-style-name="P71" svg:width="0.036cm" svg:height="0.328cm" svg:x="3.425cm" svg:y="1.915cm" svg:viewBox="0 0 37 329" svg:d="M37 0c0 0-39 316-37 329"><text:p/></draw:path><draw:path draw:style-name="gr20" draw:text-style-name="P71" svg:width="0.01cm" svg:height="0.429cm" svg:x="0.903cm" svg:y="1.796cm" svg:viewBox="0 0 11 430" svg:d="M0 430c0 0 0-432 11-430"><text:p/></draw:path><draw:path draw:style-name="gr20" draw:text-style-name="P71" svg:width="0.024cm" svg:height="0.517cm" svg:x="0.916cm" svg:y="1.279cm" svg:viewBox="0 0 25 518" svg:d="M0 518c13 14 25-518 25-518"><text:p/></draw:path><draw:path draw:style-name="gr20" draw:text-style-name="P71" svg:width="0.024cm" svg:height="0.491cm" svg:x="0.916cm" svg:y="0.787cm" svg:viewBox="0 0 25 492" svg:d="M25 492c0 12-25-492-25-492"><text:p/></draw:path><draw:line draw:style-name="gr20" draw:text-style-name="P71" svg:x1="0.916cm" svg:y1="0.787cm" svg:x2="1.435cm" svg:y2="1.103cm"><text:p/></draw:line><draw:path draw:style-name="gr20" draw:text-style-name="P71" svg:width="0.277cm" svg:height="0.176cm" svg:x="1.435cm" svg:y="1.102cm" svg:viewBox="0 0 278 177" svg:d="M0 0c0 0 290 177 278 177"><text:p/></draw:path><draw:path draw:style-name="gr20" draw:text-style-name="P71" svg:width="0.58cm" svg:height="0.163cm" svg:x="1.711cm" svg:y="1.117cm" svg:viewBox="0 0 581 164" svg:d="M0 164c-2 0 581-164 581-164"><text:p/></draw:path><draw:path draw:style-name="gr20" draw:text-style-name="P71" svg:width="0.556cm" svg:height="0.164cm" svg:x="2.296cm" svg:y="0.953cm" svg:viewBox="0 0 557 165" svg:d="M0 165c0 0 568-165 557-165"><text:p/></draw:path><draw:path draw:style-name="gr20" draw:text-style-name="P71" svg:width="0.58cm" svg:height="0.151cm" svg:x="2.85cm" svg:y="0.803cm" svg:viewBox="0 0 581 152" svg:d="M0 152c-2 0 581-152 581-152"><text:p/></draw:path><draw:path draw:style-name="gr20" draw:text-style-name="P71" svg:width="2.516cm" svg:height="0.518cm" svg:x="0.929cm" svg:y="2.244cm" svg:viewBox="0 0 2517 519" svg:d="M0 0c316 203 543 354 518 354s290 165 290 165c0 0 658-215 646-215-13 0 646-152 646-152l417-139"><text:p/></draw:path><draw:path draw:style-name="gr20" draw:text-style-name="P71" svg:width="0.01cm" svg:height="1.492cm" svg:x="1.725cm" svg:y="1.265cm" svg:viewBox="0 0 11 1493" svg:d="M0 0c0 290 11 808 11 808l-11 469v216"><text:p/></draw:path><draw:path draw:style-name="gr21" draw:text-style-name="P71" svg:width="2.516cm" svg:height="0.024cm" svg:x="0.914cm" svg:y="2.244cm" svg:viewBox="0 0 2517 25" svg:d="M0 0c543 0 1049 13 1038 13-12 0 720 12 720 0 0-11 582 12 570 12-13 0 189 0 189 0"><text:p/></draw:path><draw:path draw:style-name="gr22" draw:text-style-name="P71" svg:width="0.026cm" svg:height="1.468cm" svg:x="0.686cm" svg:y="0.796cm" svg:viewBox="0 0 27 1469" svg:d="M13 0c14 216 14 596 14 583 0-12-27 519-27 519v367"><text:p/></draw:path><draw:path draw:style-name="gr22" draw:text-style-name="P72" svg:width="2.554cm" svg:height="0.036cm" svg:x="0.875cm" svg:y="0.594cm" svg:viewBox="0 0 2555 37" svg:d="M0 0c784 13 1239 37 1226 37s874-12 874-12h455"><text:p/></draw:path><draw:path draw:style-name="gr22" draw:text-style-name="P72" svg:width="0.809cm" svg:height="0.556cm" svg:x="0.799cm" svg:y="2.294cm" svg:viewBox="0 0 810 557" svg:d="M0 0c267 214 469 329 444 329s366 228 366 228"><text:p/></draw:path><draw:path draw:style-name="gr22" draw:text-style-name="P72" svg:width="1.745cm" svg:height="0.518cm" svg:x="1.76cm" svg:y="2.401cm" svg:viewBox="0 0 1746 519" svg:d="M0 519c545-202 1139-340 1139-340l506-128 101-51"><text:p/></draw:path><draw:path draw:style-name="gr20" draw:text-style-name="P72" svg:width="0.202cm" svg:height="0.294cm" svg:x="0.846cm" svg:y="1.445cm" svg:viewBox="0 0 203 295" svg:d="M17 0c93 0 144 25 144 25l42 34-9 51c0 0-51 42-33 42 17 0-77 0-68 0 8 0-93 16-93 16v60l25 42 76 25 85-8v-9"><text:p/></draw:path><draw:path draw:style-name="gr20" draw:text-style-name="P72" svg:width="0.167cm" svg:height="0.102cm" svg:x="1.285cm" svg:y="1.016cm" svg:viewBox="0 0 168 103" svg:d="M0 103c168-103 168-103 168-103"><text:p/></draw:path><draw:path draw:style-name="gr20" draw:text-style-name="P72" svg:width="0.125cm" svg:height="0.142cm" svg:x="1.925cm" svg:y="0.727cm" svg:viewBox="0 0 126 143" svg:d="M0 143c101-143 126-143 126-143"><text:p/></draw:path><draw:path draw:style-name="gr20" draw:text-style-name="P72" svg:width="0.138cm" svg:height="0.151cm" svg:x="1.985cm" svg:y="0.747cm" svg:viewBox="0 0 139 152" svg:d="M0 152c110-152 139-152 139-152"><text:p/></draw:path><draw:g draw:style-name="gr7"><draw:path draw:style-name="gr23" draw:text-style-name="P72" svg:width="4.634cm" svg:height="3.094cm" draw:transform="rotate (-3.14159265358979) translate (8.67667586705202cm 3.14912636212804cm)" svg:viewBox="0 0 4635 3095" svg:d="M1520 923c-11-223 21-520 21-510 0 11-21-413-21-413 0 0-384 244-373 244 10 0-447 244-447 244 0 0-414 254-402 244 13-11-298 199-298 199l659-20 891 20c0 0 916-20 906-20-11 0 765 12 765 20 0 9 849-30 849-30l565 10c0 0-23 405-23 392 0-12 23 457 23 446s0 402 0 402c0 0-755 0-745 0 11 0-723-10-712-10 10 0-850 10-850 10h-787-585l-807-10c0 0-128 21-138 21-11 0 457 276 457 276l478 308 372 200c0 0 202 127 202 148 0 22-32-413-32-413l32-507-11-487 32-499-32-287z"><text:p/></draw:path><draw:path draw:style-name="gr24" draw:text-style-name="P72" svg:width="0.031cm" svg:height="1.217cm" draw:transform="rotate (-3.14159265358979) translate (8.67667586705202cm 2.22920227734962cm)" svg:viewBox="0 0 32 1218" svg:d="M0 0c0 393 32 817 32 817l-21 401"><text:p/></draw:path><draw:path draw:style-name="gr25" draw:text-style-name="P72" svg:width="0.032cm" svg:height="1.217cm" draw:transform="rotate (-3.14159265358979) translate (6.18561324662813cm 2.22920227734962cm)" svg:viewBox="0 0 33 1218" svg:d="M0 0c0 393 33 817 33 817l-22 401"><text:p/></draw:path><draw:path draw:style-name="gr26" draw:text-style-name="P72" svg:width="0.01cm" svg:height="0.941cm" draw:transform="rotate (-3.14159265358979) translate (7.06250553949904cm 3.16538281684867cm)" svg:viewBox="0 0 11 942" svg:d="M0 0c0 200 0 497 0 476s11 361 11 361v105"><text:p/></draw:path><draw:path draw:style-name="gr27" draw:text-style-name="P72" svg:width="0.01cm" svg:height="0.943cm" draw:transform="rotate (-3.14159265358979) translate (7.06250553949904cm 0.998493028794736cm)" svg:viewBox="0 0 11 944" svg:d="M0 0c0 201 0 498 0 477s11 360 11 360v107"><text:p/></draw:path><draw:path draw:style-name="gr28" draw:text-style-name="P72" svg:width="0.013cm" svg:height="1.504cm" draw:transform="rotate (-1.5707963267949) translate (8.6546719682067cm 2.03586780766987cm)" svg:viewBox="0 0 14 1505" svg:d="M0 0c0 321 0 796 0 761 0-34 14 577 14 577v167"><text:p/></draw:path><draw:path draw:style-name="gr29" draw:text-style-name="P72" svg:width="0.024cm" svg:height="0.933cm" draw:transform="rotate (-1.5707963267949) translate (7.13671558162808cm 2.03616310594708cm)" svg:viewBox="0 0 25 934" svg:d="M0 0c0 200 0 493 0 471s25 358 25 358v105"><text:p/></draw:path><draw:path draw:style-name="gr30" draw:text-style-name="P72" svg:width="0.045cm" svg:height="2.069cm" draw:transform="rotate (-1.5707963267949) translate (6.13709675535445cm 2.0464480834012cm)" svg:viewBox="0 0 46 2070" svg:d="M0 0c0 444 10 389 10 583 0 154-10 513-10 463s46 792 46 792v232"><text:p/></draw:path><draw:path draw:style-name="gr31" draw:text-style-name="P72" svg:width="0.01cm" svg:height="1.218cm" draw:transform="rotate (-3.14159265358979) translate (3.90684079961464cm 2.2368523736887cm)" svg:viewBox="0 0 11 1219" svg:d="M0 0c0 259 0 644 0 617s11 466 11 466v136"><text:p/></draw:path></draw:g><draw:path draw:style-name="gr12" draw:text-style-name="P68" svg:width="1.326cm" svg:height="0.065cm" draw:transform="skewX (-0.00715584993317678) rotate (-1.88163946657509) translate (5.5351650225083cm 5.27280683554686cm)" svg:viewBox="0 0 1327 66" svg:d="M0 9c64 9 127-21 191-4 66 18 136 10 205 16 62 5 126 14 188 1 63-11 126 12 190 8 66-3 133 7 197 13 64 7 130 5 194 18l61-1 63-1 38 7"><text:p/></draw:path><draw:path draw:style-name="gr12" draw:text-style-name="P68" svg:width="1.767cm" svg:height="0.043cm" svg:x="5.515cm" svg:y="5.275cm" svg:viewBox="0 0 1768 44" svg:d="M0 0c49 1 98 3 146 4s95 7 143 5c50-2 104 0 157 0 47 0 98 0 147 0 52 0 105 0 157 0 49 0 101 5 151 0 49-5 94 14 142 14 49 0 99-5 147 10 47 14 100 5 152 10 47 4 97-2 147-10 49-8 100 0 151 0h48 48 32"><text:p/></draw:path><draw:path draw:style-name="gr12" draw:text-style-name="P68" svg:width="1.767cm" svg:height="0.043cm" svg:x="5.067cm" svg:y="6.518cm" svg:viewBox="0 0 1768 44" svg:d="M0 0c49 1 98 3 146 4s95 7 143 5c50-2 104 0 157 0 47 0 98 0 147 0 52 0 105 0 157 0 49 0 101 5 151 0 49-5 94 14 142 14 49 0 99-5 147 10 47 14 100 5 152 10 47 4 97-2 147-10 49-8 100 0 151 0h48 48 32"><text:p/></draw:path><draw:path draw:style-name="gr12" draw:text-style-name="P68" svg:width="1.735cm" svg:height="0.039cm" svg:x="5.518cm" svg:y="4.409cm" svg:viewBox="0 0 1736 40" svg:d="M0 0c48 1 96 3 143 4s93 7 141 5c50-3 101 0 153 0 48 0 97 0 144 0 51 0 104 0 154 0 49 0 100 3 149 0 48-5 91 12 140 12 47 0 97-5 144 9 46 13 98 5 149 9 47 3 95-2 144-9 48-8 99 0 148 0h47 47 33"><text:p/></draw:path><draw:path draw:style-name="gr15" draw:text-style-name="P68" svg:width="0.822cm" svg:height="0.078cm" draw:transform="skewX (-0.252723675688779) rotate (1.6613789149734) translate (5.51805540458318cm 5.26883915689304cm)" svg:viewBox="0 0 823 79" svg:d="M0 6c57-14 114 0 162 18 55 21 114 0 165 17 55 16 114-5 166 5 54 12 109-13 161 16 49 29 112 11 169 15"><text:p/></draw:path><draw:path draw:style-name="gr15" draw:text-style-name="P68" svg:width="0.8cm" svg:height="0.185cm" draw:transform="skewX (-0.118856922060814) rotate (1.79751459662896) translate (7.26964433370007cm 5.29292851666962cm)" svg:viewBox="0 0 801 186" svg:d="M0 1c56-6 110 16 158 42 53 28 111 15 162 40 53 24 109 9 160 27 53 21 106 2 156 40 48 35 110 25 165 36"><text:p/></draw:path><draw:path draw:style-name="gr12" draw:text-style-name="P68" svg:width="1.735cm" svg:height="0.039cm" draw:transform="rotate (-3.14159265358979) translate (6.82726507707129cm 7.40244871280241cm)" svg:viewBox="0 0 1736 40" svg:d="M0 0c48 1 96 3 143 4s93 7 141 5c50-3 101 0 153 0 48 0 97 0 144 0 51 0 104 0 154 0 49 0 100 3 149 0 48-5 91 12 140 12 47 0 97-5 144 9 46 13 98 5 149 9 47 3 95-2 144-9 48-7 99 0 148 0h47 47 33"><text:p/></draw:path><draw:path draw:style-name="gr15" draw:text-style-name="P68" svg:width="0.823cm" svg:height="0.073cm" draw:transform="skewX (-0.268955237732326) rotate (-1.48771865439997) translate (6.82806694583012cm 6.54934601344356cm)" svg:viewBox="0 0 824 74" svg:d="M0 7c57-15 114-3 163 16 53 20 114 1 165 15 56 17 113-6 166 5 54 12 109-13 159 16 50 28 114 9 171 12"><text:p/></draw:path><draw:path draw:style-name="gr15" draw:text-style-name="P68" svg:width="0.797cm" svg:height="0.217cm" draw:transform="skewX (-0.0811578102177363) rotate (-1.30445908294056) translate (5.07526197932176cm 6.52284052819043cm)" svg:viewBox="0 0 798 218" svg:d="M0 1c55-5 110 20 158 47 52 30 110 20 160 47 53 26 110 13 161 35 51 20 106 6 155 44 48 37 109 29 164 44"><text:p/></draw:path><draw:path draw:style-name="gr12" draw:text-style-name="P68" svg:width="1.326cm" svg:height="0.068cm" draw:transform="skewX (-0.0041887902047864) rotate (-1.8791960056223) translate (7.29499083314857cm 5.30176591520547cm)" svg:viewBox="0 0 1327 69" svg:d="M0 9c64 9 127-21 191-3 66 18 136 9 205 16 62 6 126 13 188 3 63-12 126 10 190 8 66-4 133 6 197 12 64 7 130 6 194 20l61-2h63l38 6"><text:p/></draw:path><draw:path draw:style-name="gr12" draw:text-style-name="P68" svg:width="1.326cm" svg:height="0.07cm" svg:x="4.18cm" svg:y="5.202cm" svg:viewBox="0 0 1327 71" svg:d="M0 8c64 10 127-20 191-3 66 18 136 10 205 17 62 5 126 14 188 3 63-11 126 11 190 8 66-4 133 7 197 14 64 6 130 4 193 19l62-1h62l39 6"><text:p/></draw:path><draw:path draw:style-name="gr12" draw:text-style-name="P68" svg:width="1.326cm" svg:height="0.07cm" svg:x="4.181cm" svg:y="4.343cm" svg:viewBox="0 0 1327 71" svg:d="M0 9c64 9 127-21 191-4 66 19 136 11 205 17 62 5 126 14 188 4 63-12 126 10 190 7 66-3 133 7 197 14 64 6 130 5 193 20l62-1 62-1 39 6"><text:p/></draw:path><draw:path draw:style-name="gr15" draw:text-style-name="P68" svg:width="0.798cm" svg:height="0.216cm" draw:transform="skewX (-0.0752236907609555) rotate (-1.30445908294056) translate (4.16820332517587cm 4.36559487658136cm)" svg:viewBox="0 0 799 217" svg:d="M0 1c55-5 110 19 158 47 52 30 110 21 161 46 52 27 109 13 160 35 53 22 106 6 155 45 49 38 111 30 165 43"><text:p/></draw:path><draw:path draw:style-name="gr12" draw:text-style-name="P68" svg:width="1.326cm" svg:height="0.07cm" draw:transform="rotate (-3.14159265358979) translate (8.15455679190752cm 6.62322636212799cm)" svg:viewBox="0 0 1327 71" svg:d="M0 9c64 9 127-21 191-4 66 19 136 11 205 17 62 5 126 14 188 4 63-12 126 10 190 7 66-3 133 7 197 14 64 6 130 5 193 20l62-1 62-1 39 6"><text:p/></draw:path><draw:path draw:style-name="gr12" draw:text-style-name="P68" svg:width="1.326cm" svg:height="0.07cm" draw:transform="rotate (-3.14159265358979) translate (8.15360052986512cm 7.47908089006637cm)" svg:viewBox="0 0 1327 71" svg:d="M0 8c64 10 127-20 191-3 66 18 136 10 205 17 62 5 126 14 188 3 63-11 126 11 190 8 66-4 133 7 197 14 64 6 130 4 193 19l62-1h62l39 6"><text:p/></draw:path><draw:path draw:style-name="gr15" draw:text-style-name="P68" svg:width="0.822cm" svg:height="0.073cm" draw:transform="skewX (-0.264068315826742) rotate (1.65387399918983) translate (8.16131556422525cm 7.46086522103362cm)" svg:viewBox="0 0 823 74" svg:d="M0 6c56-15 114 0 163 17 53 19 113 0 165 15 54 16 114-6 166 5 55 11 110-14 160 14s113 11 169 14"><text:p/></draw:path><draw:path draw:style-name="gr17" draw:text-style-name="P68" svg:width="1.735cm" svg:height="0.039cm" svg:x="5.576cm" svg:y="4.09cm" svg:viewBox="0 0 1736 40" svg:d="M0 0c48 1 96 3 143 4s93 7 141 5c50-3 101 0 153 0 48 0 97 0 144 0 51 0 104 0 154 0 49 0 100 3 149 0 48-5 91 12 140 12 47 0 97-5 144 9 46 13 98 5 149 9 47 3 95-2 144-9 48-8 99 0 148 0h47 47 33"><text:p/></draw:path><draw:path draw:style-name="gr17" draw:text-style-name="P68" svg:width="1.326cm" svg:height="0.07cm" svg:x="4.24cm" svg:y="4.029cm" svg:viewBox="0 0 1327 71" svg:d="M0 9c64 9 127-21 191-4 66 19 136 11 205 18 62 5 126 13 188 3 63-12 126 11 190 7 66-3 133 7 197 14 64 6 130 5 193 20l62-1 62-1 39 6"><text:p/></draw:path><draw:path draw:style-name="gr17" draw:text-style-name="P68" svg:width="0.807cm" svg:height="0.147cm" draw:transform="skewX (-0.162839219211071) rotate (-1.39102741383948) translate (4.90016362344834cm 6.52215956283488cm)" svg:viewBox="0 0 808 148" svg:d="M0 2c55-9 111 12 159 33 54 26 112 11 163 34 54 20 111 4 162 20 53 16 107-4 158 30 48 35 110 21 166 29"><text:p/></draw:path><draw:path draw:style-name="gr17" draw:text-style-name="P68" svg:width="1.326cm" svg:height="0.07cm" draw:transform="rotate (-3.14159265358979) translate (8.15551305394991cm 7.67985218101051cm)" svg:viewBox="0 0 1327 71" svg:d="M0 9c64 9 127-21 191-4 66 19 136 11 205 17 62 5 126 14 188 4 63-12 126 10 190 7 66-3 133 7 197 14 64 6 130 5 193 20l62-2h62l39 6"><text:p/></draw:path><draw:path draw:style-name="gr17" draw:text-style-name="P68" svg:width="0.824cm" svg:height="0.068cm" draw:transform="skewX (-0.268955237732326) rotate (1.64759081388265) translate (7.4413908538942cm 5.29463732207522cm)" svg:viewBox="0 0 825 69" svg:d="M0 7c56-16 114-2 163 16 54 18 113-2 168 13 52 16 112-6 164 4 53 10 109-14 160 14 50 27 113 9 170 12"><text:p/></draw:path><draw:path draw:style-name="gr17" draw:text-style-name="P68" svg:width="1.326cm" svg:height="0.067cm" draw:transform="skewX (-0.002792526803191) rotate (-1.88041773609869) translate (7.47196560596218cm 5.30284407337723cm)" svg:viewBox="0 0 1327 68" svg:d="M0 10c64 8 127-22 191-4 66 16 136 8 205 16 62 5 126 14 188 2 63-12 126 11 190 6 66-2 133 7 197 14 64 6 130 5 194 18l61-1h63l38 7"><text:p/></draw:path><draw:path draw:style-name="gr12" draw:text-style-name="P68" svg:width="1.326cm" svg:height="0.067cm" draw:transform="skewX (0.00558505360638184) rotate (-1.29590696960579) translate (5.12748438863136cm 7.35221055951699cm)" svg:viewBox="0 0 1327 68" svg:d="M1327 10c-64 8-127-22-191-5-66 18-136 10-205 15-62 6-126 15-188 3-63-12-125 11-189 8-66-3-133 8-197 13-64 7-130 6-194 20l-63-2h-62l-38 6"><text:p/></draw:path><draw:path draw:style-name="gr12" draw:text-style-name="P68" svg:width="1.773cm" svg:height="0.043cm" draw:transform="skewX (-0.185353966561798) rotate (3.1075587331759) translate (7.24148107511604cm 8.69163759242905cm)" svg:viewBox="0 0 1774 44" svg:d="M1774 0c-49 1-97 4-146 5-48 1-98 7-145 4-49-1-104 0-156 0-48 0-99 0-148-1-51 0-105 0-157 0-49 0-102 5-151 0-46-5-94 15-143 15s-99-5-150 10c-50 15-100 6-155 10-47 3-96-1-144-10-48-8-100 0-151 0l-48-1h-47-33"><text:p/></draw:path><draw:path draw:style-name="gr12" draw:text-style-name="P68" svg:width="1.326cm" svg:height="0.068cm" draw:transform="rotate (-1.29712870008219) translate (6.88896125633759cm 7.38177850208046cm)" svg:viewBox="0 0 1327 69" svg:d="M1327 9c-64 9-127-21-191-3-66 17-136 9-205 15-62 6-126 14-188 3-63-11-125 12-189 8-66-3-133 7-197 13-64 7-130 5-194 20l-63-1-62-1-38 6"><text:p/></draw:path><draw:frame draw:style-name="gr32" draw:text-style-name="P73" svg:width="0.911cm" svg:height="0.373cm" draw:transform="rotate (1.5707963267949) translate (6.59694444444444cm 0.910541666666667cm)"><draw:text-box><text:p text:style-name="P69"><text:span text:style-name="T47">3 cm </text:span></text:p></draw:text-box></draw:frame><draw:frame draw:style-name="gr33" draw:text-style-name="P73" svg:width="0.913cm" svg:height="0.373cm" draw:transform="rotate (1.5707963267949) translate (6.54402777777778cm 3.21418055555556cm)"><draw:text-box><text:p text:style-name="P69"><text:span text:style-name="T47">3 cm </text:span></text:p></draw:text-box></draw:frame><draw:frame draw:style-name="gr34" draw:text-style-name="P73" svg:width="0.791cm" svg:height="0.373cm" svg:x="7.502cm" svg:y="1.674cm"><draw:text-box><text:p text:style-name="P69"><text:span text:style-name="T47">4 cm</text:span></text:p></draw:text-box></draw:frame><draw:frame draw:style-name="gr34" draw:text-style-name="P73" svg:width="0.791cm" svg:height="0.373cm" svg:x="6.288cm" svg:y="1.623cm"><draw:text-box><text:p text:style-name="P69"><text:span text:style-name="T47">3 cm</text:span></text:p></draw:text-box></draw:frame><draw:frame draw:style-name="gr34" draw:text-style-name="P73" svg:width="0.791cm" svg:height="0.373cm" svg:x="4.745cm" svg:y="1.623cm"><draw:text-box><text:p text:style-name="P69"><text:span text:style-name="T47">5 cm</text:span></text:p></draw:text-box></draw:frame><draw:frame draw:style-name="gr35" draw:text-style-name="P73" svg:width="1.195cm" svg:height="0.373cm" draw:transform="rotate (1.5707963267949) translate (3.48720833333333cm 2.18936111111111cm)"><draw:text-box><text:p text:style-name="P69"><text:span text:style-name="T47">2,5 cm </text:span></text:p></draw:text-box></draw:frame><draw:path draw:style-name="gr36" draw:text-style-name="P72" svg:width="0.125cm" svg:height="0.142cm" svg:x="7.699cm" svg:y="0.365cm" svg:viewBox="0 0 126 143" svg:d="M0 143c101-143 126-143 126-143"><text:p/></draw:path><draw:path draw:style-name="gr36" draw:text-style-name="P72" svg:width="0.138cm" svg:height="0.151cm" svg:x="7.759cm" svg:y="0.383cm" svg:viewBox="0 0 139 152" svg:d="M0 152c110-152 139-152 139-152"><text:p/></draw:path><draw:path draw:style-name="gr36" draw:text-style-name="P72" svg:width="0.126cm" svg:height="0.144cm" draw:transform="skewX (-0.0204203522483336) rotate (1.15470983311945) translate (7.69518985851047cm 2.81771576252244cm)" svg:viewBox="0 0 127 145" svg:d="M0 145c102-145 127-145 127-145"><text:p/></draw:path><draw:path draw:style-name="gr36" draw:text-style-name="P72" svg:width="0.139cm" svg:height="0.154cm" draw:transform="skewX (-0.0282743338823082) rotate (1.14423785760748) translate (7.73217429763606cm 2.76691011057332cm)" svg:viewBox="0 0 140 155" svg:d="M0 155c111-155 140-155 140-155"><text:p/></draw:path><draw:frame draw:style-name="gr34" draw:text-style-name="P73" svg:width="0.791cm" svg:height="0.373cm" svg:x="6.003cm" svg:y="3.761cm"><draw:text-box><text:p text:style-name="P69"><text:span text:style-name="T47">4 cm</text:span></text:p></draw:text-box></draw:frame><draw:polyline draw:style-name="gr37" draw:text-style-name="P68" svg:width="0.161cm" svg:height="0.003cm" draw:transform="rotate (-1.80449591363694) translate (6.35849861312958cm 4.336599165842cm)" svg:viewBox="0 0 162 4" draw:points="0,1 64,0 130,4 162,2"><text:p/></draw:polyline><draw:polyline draw:style-name="gr37" draw:text-style-name="P68" svg:width="0.162cm" svg:height="0.012cm" draw:transform="skewX (-0.0897099235525085) rotate (-1.89246050793745) translate (6.46612286311122cm 4.34612239469529cm)" svg:viewBox="0 0 163 13" draw:points="0,13 64,5 130,3 163,0"><text:p/></draw:polyline><draw:polyline draw:style-name="gr37" draw:text-style-name="P68" svg:width="0.162cm" svg:height="0.015cm" draw:transform="skewX (-0.111875605052837) rotate (-1.9074703395046) translate (6.34015258054992cm 5.20037405969813cm)" svg:viewBox="0 0 163 16" draw:points="0,16 64,6 130,3 163,0"><text:p/></draw:polyline><draw:polyline draw:style-name="gr37" draw:text-style-name="P68" svg:width="0.162cm" svg:height="0.003cm" draw:transform="skewX (0.0111701072127637) rotate (-1.80449591363694) translate (6.42239853476483cm 5.20225892219697cm)" svg:viewBox="0 0 163 4" draw:points="0,2 64,0 130,4 163,3"><text:p/></draw:polyline><draw:polyline draw:style-name="gr37" draw:text-style-name="P68" svg:width="0.162cm" svg:height="0.008cm" draw:transform="skewX (-0.0664970445009839) rotate (-1.86226631187795) translate (5.92845212120573cm 6.45347565921729cm)" svg:viewBox="0 0 163 9" draw:points="0,9 64,2 130,3 163,0"><text:p/></draw:polyline><draw:polyline draw:style-name="gr37" draw:text-style-name="P68" svg:width="0.162cm" svg:height="0.003cm" draw:transform="rotate (-1.80449591363694) translate (6.01790280140679cm 6.4587734759487cm)" svg:viewBox="0 0 163 4" draw:points="0,1 64,0 130,4 163,3"><text:p/></draw:polyline><draw:polyline draw:style-name="gr37" draw:text-style-name="P68" svg:width="0.161cm" svg:height="0.009cm" draw:transform="skewX (0.0448549617762543) rotate (-1.75056523975031) translate (5.9210743271804cm 7.30933546132179cm)" svg:viewBox="0 0 162 10" draw:points="0,0 64,1 130,10 162,9"><text:p/></draw:polyline><draw:polyline draw:style-name="gr37" draw:text-style-name="P68" svg:width="0.162cm" svg:height="0.002cm" draw:transform="rotate (-1.80449591363694) translate (6.01885907651165cm 7.31558420581784cm)" svg:viewBox="0 0 163 3" draw:points="0,1 64,0 130,3 163,3"><text:p/></draw:polyline><draw:polyline draw:style-name="gr37" draw:text-style-name="P68" svg:width="0.162cm" svg:height="0.005cm" draw:transform="skewX (0.022165681500328) rotate (-1.76819306519546) translate (6.19924314777999cm 8.56479507443664cm)" svg:viewBox="0 0 163 6" draw:points="0,0 64,0 130,6 163,6"><text:p/></draw:polyline><draw:polyline draw:style-name="gr37" draw:text-style-name="P68" svg:width="0.162cm" svg:height="0.003cm" draw:transform="skewX (0.0111701072127637) rotate (-1.80449591363694) translate (6.2971251340852cm 8.57309518342526cm)" svg:viewBox="0 0 163 4" draw:points="0,3 64,0 130,4 163,3"><text:p/></draw:polyline><draw:frame draw:style-name="gr34" draw:text-style-name="P73" svg:width="0.791cm" svg:height="0.373cm" draw:transform="rotate (1.18891828645854) translate (7.14198611111111cm 6.26570833333333cm)"><draw:text-box><text:p text:style-name="P69"><text:span text:style-name="T47">3 cm</text:span></text:p></draw:text-box></draw:frame><draw:polyline draw:style-name="gr37" draw:text-style-name="P68" svg:width="0.2cm" svg:height="0.041cm" draw:transform="skewX (-0.0122173047639603) rotate (-0.601614993162446) translate (6.99215583433373cm 5.90876680825404cm)" svg:viewBox="0 0 201 42" draw:points="0,5 74,0 145,26 201,42"><text:p/></draw:polyline><draw:polyline draw:style-name="gr37" draw:text-style-name="P68" svg:width="0.2cm" svg:height="0.041cm" draw:transform="skewX (-0.023736477827123) rotate (-0.604756585816036) translate (5.25759306706079cm 5.78910795490485cm)" svg:viewBox="0 0 201 42" draw:points="0,5 74,0 145,27 201,42"><text:p/></draw:polyline><draw:polyline draw:style-name="gr37" draw:text-style-name="P68" svg:width="0.2cm" svg:height="0.038cm" draw:transform="skewX (-0.0493928178314395) rotate (-0.628842129493558) translate (4.73260582947211cm 5.16608251215366cm)" svg:viewBox="0 0 201 39" draw:points="0,7 74,0 145,26 201,39"><text:p/></draw:polyline><draw:polyline draw:style-name="gr37" draw:text-style-name="P68" svg:width="0.2cm" svg:height="0.041cm" draw:transform="skewX (-0.0122173047639603) rotate (-0.601614993162446) translate (4.78605577389117cm 4.302244714924cm)" svg:viewBox="0 0 201 42" draw:points="0,5 74,0 145,27 201,42"><text:p/></draw:polyline><draw:polyline draw:style-name="gr37" draw:text-style-name="P68" svg:width="0.2cm" svg:height="0.041cm" draw:transform="skewX (-0.0122173047639605) rotate (-0.604756585816036) translate (7.41496393127496cm 6.52250310689295cm)" svg:viewBox="0 0 201 42" draw:points="0,5 74,0 145,27 201,42"><text:p/></draw:polyline><draw:polyline draw:style-name="gr37" draw:text-style-name="P68" svg:width="0.2cm" svg:height="0.042cm" draw:transform="skewX (0.0123918376891598) rotate (-0.594808209079668) translate (7.43659866443072cm 7.3809552256125cm)" svg:viewBox="0 0 201 43" draw:points="0,4 74,0 146,27 201,43"><text:p/></draw:polyline><draw:polyline draw:style-name="gr37" draw:text-style-name="P68" svg:width="0.2cm" svg:height="0.04cm" draw:transform="skewX (-0.0244346095279205) rotate (-0.611737902824013) translate (6.99925399335929cm 8.03777954211593cm)" svg:viewBox="0 0 201 41" draw:points="0,6 74,0 145,26 201,41"><text:p/></draw:polyline><draw:polyline draw:style-name="gr37" draw:text-style-name="P68" svg:width="0.2cm" svg:height="0.04cm" draw:transform="skewX (-0.0244346095279206) rotate (-0.611737902824013) translate (5.24164435944793cm 8.05116721070938cm)" svg:viewBox="0 0 201 41" draw:points="0,6 74,0 145,26 201,41"><text:p/></draw:polyline><draw:frame draw:style-name="gr34" draw:text-style-name="P73" svg:width="0.791cm" svg:height="0.373cm" svg:x="7.167cm" svg:y="7.719cm"><draw:text-box><text:p text:style-name="P69"><text:span text:style-name="T47">3 cm</text:span></text:p></draw:text-box></draw:frame><draw:frame draw:style-name="gr34" draw:text-style-name="P73" svg:width="0.791cm" svg:height="0.373cm" svg:x="4.494cm" svg:y="3.648cm"><draw:text-box><text:p text:style-name="P69"><text:span text:style-name="T47">3 cm</text:span></text:p></draw:text-box></draw:frame><draw:frame draw:style-name="gr34" draw:text-style-name="P73" svg:width="0.791cm" svg:height="0.373cm" draw:transform="rotate (-1.5707963267949) translate (7.96219444444444cm 4.39422222222222cm)"><draw:text-box><text:p text:style-name="P69"><text:span text:style-name="T47">2 cm</text:span></text:p></draw:text-box></draw:frame><draw:frame draw:style-name="gr34" draw:text-style-name="P73" svg:width="0.791cm" svg:height="0.373cm" draw:transform="rotate (1.5707963267949) translate (4.38679166666667cm 7.31522222222222cm)"><draw:text-box><text:p text:style-name="P69"><text:span text:style-name="T47">2 cm</text:span></text:p></draw:text-box></draw:frame><draw:path draw:style-name="gr36" draw:text-style-name="P72" svg:width="0.125cm" svg:height="0.142cm" svg:x="5.279cm" svg:y="0.923cm" svg:viewBox="0 0 126 143" svg:d="M0 143c101-143 126-143 126-143"><text:p/></draw:path><draw:path draw:style-name="gr36" draw:text-style-name="P72" svg:width="0.138cm" svg:height="0.151cm" svg:x="5.344cm" svg:y="0.933cm" svg:viewBox="0 0 139 152" svg:d="M0 152c110-152 139-152 139-152"><text:p/></draw:path><draw:path draw:style-name="gr36" draw:text-style-name="P72" svg:width="0.125cm" svg:height="0.142cm" svg:x="5.134cm" svg:y="2.154cm" svg:viewBox="0 0 126 143" svg:d="M0 143c101-143 126-143 126-143"><text:p/></draw:path><draw:path draw:style-name="gr36" draw:text-style-name="P72" svg:width="0.138cm" svg:height="0.151cm" svg:x="5.199cm" svg:y="2.163cm" svg:viewBox="0 0 139 152" svg:d="M0 152c110-152 139-152 139-152"><text:p/></draw:path><draw:path draw:style-name="gr38" draw:text-style-name="P72" svg:width="0.202cm" svg:height="0.294cm" svg:x="3.963cm" svg:y="1.441cm" svg:viewBox="0 0 203 295" svg:d="M17 0c93 0 144 25 144 25l42 34-9 51c0 0-51 42-33 42 17 0-77 0-68 0 8 0-93 16-93 16v60l25 42 76 25 85-8v-9"><text:p/></draw:path><draw:path draw:style-name="gr38" draw:text-style-name="P72" svg:width="0.202cm" svg:height="0.294cm" svg:x="6.061cm" svg:y="1.401cm" svg:viewBox="0 0 203 295" svg:d="M17 0c93 0 144 25 144 25l42 34-9 51c0 0-51 42-33 42 17 0-77 0-68 0 8 0-93 16-93 16v60l25 42 76 25 85-8v-9"><text:p/></draw:path><draw:path draw:style-name="gr38" draw:text-style-name="P72" svg:width="0.202cm" svg:height="0.294cm" svg:x="7.046cm" svg:y="1.381cm" svg:viewBox="0 0 203 295" svg:d="M17 0c93 0 144 25 144 25l42 34-9 51c0 0-51 42-33 42 17 0-77 0-68 0 8 0-93 16-93 16v60l25 42 76 25 85-8v-9"><text:p/></draw:path><draw:path draw:style-name="gr38" draw:text-style-name="P72" svg:width="0.202cm" svg:height="0.294cm" svg:x="8.557cm" svg:y="1.354cm" svg:viewBox="0 0 203 295" svg:d="M17 0c93 0 144 25 144 25l42 34-9 51c0 0-51 42-33 42 17 0-77 0-68 0 8 0-93 16-93 16v60l25 42 76 25 85-8v-9"><text:p/></draw:path><draw:path draw:style-name="gr38" draw:text-style-name="P72" svg:width="0.167cm" svg:height="0.102cm" svg:x="6.635cm" svg:y="0.928cm" svg:viewBox="0 0 168 103" svg:d="M0 103c168-103 168-103 168-103"><text:p/></draw:path><draw:path draw:style-name="gr38" draw:text-style-name="P72" svg:width="0.167cm" svg:height="0.102cm" svg:x="6.554cm" svg:y="2.183cm" svg:viewBox="0 0 168 103" svg:d="M0 103c168-103 168-103 168-103"><text:p/></draw:path></draw:g></text:p>
      </text:section>
      <text:list xml:id="list143455281444189" text:continue-numbering="true" text:style-name="Num_5f_Exo">
        <text:list-item>
          <text:p text:style-name="P39"><draw:g text:anchor-type="paragraph" draw:z-index="13" draw:name="Forme12" draw:style-name="gr6"><draw:line draw:style-name="gr62" draw:text-style-name="P81" svg:x1="7.557cm" svg:y1="2.383cm" svg:x2="10.56cm" svg:y2="2.383cm"><text:p/></draw:line><draw:line draw:style-name="gr62" draw:text-style-name="P81" svg:x1="7.557cm" svg:y1="2.386cm" svg:x2="9.054cm" svg:y2="0.889cm"><text:p/></draw:line><draw:line draw:style-name="gr62" draw:text-style-name="P81" svg:x1="9.054cm" svg:y1="0.875cm" svg:x2="10.57cm" svg:y2="2.391cm"><text:p/></draw:line><draw:line draw:style-name="gr63" draw:text-style-name="P81" svg:x1="8.941cm" svg:y1="1.764cm" svg:x2="11.944cm" svg:y2="1.764cm"><text:p/></draw:line><draw:line draw:style-name="gr63" draw:text-style-name="P81" svg:x1="8.941cm" svg:y1="1.766cm" svg:x2="10.438cm" svg:y2="0.269cm"><text:p/></draw:line><draw:line draw:style-name="gr62" draw:text-style-name="P81" svg:x1="10.437cm" svg:y1="0.257cm" svg:x2="11.953cm" svg:y2="1.773cm"><text:p/></draw:line><draw:line draw:style-name="gr62" draw:text-style-name="P81" svg:x1="9.051cm" svg:y1="0.889cm" svg:x2="10.445cm" svg:y2="0.257cm"><text:p/></draw:line><draw:line draw:style-name="gr63" draw:text-style-name="P81" svg:x1="7.564cm" svg:y1="2.388cm" svg:x2="8.958cm" svg:y2="1.756cm"><text:p/></draw:line><draw:line draw:style-name="gr62" draw:text-style-name="P81" svg:x1="10.555cm" svg:y1="2.388cm" svg:x2="11.949cm" svg:y2="1.756cm"><text:p/></draw:line><draw:line draw:style-name="gr64" draw:text-style-name="P81" svg:x1="7.557cm" svg:y1="2.585cm" svg:x2="10.56cm" svg:y2="2.585cm"><text:p/></draw:line><draw:frame draw:style-name="gr65" draw:text-style-name="P83" svg:width="0.823cm" svg:height="0.376cm" svg:x="8.559cm" svg:y="2.636cm"><draw:text-box><text:p text:style-name="P82"><text:span text:style-name="T53">3 cm</text:span></text:p></draw:text-box></draw:frame><draw:line draw:style-name="gr64" draw:text-style-name="P81" svg:x1="10.753cm" svg:y1="2.585cm" svg:x2="12.147cm" svg:y2="1.953cm"><text:p/></draw:line><draw:frame draw:style-name="gr65" draw:text-style-name="P83" svg:width="0.823cm" svg:height="0.376cm" svg:x="11.353cm" svg:y="2.341cm"><draw:text-box><text:p text:style-name="P82"><text:span text:style-name="T53">4 cm</text:span></text:p></draw:text-box></draw:frame><draw:line draw:style-name="gr62" draw:text-style-name="P81" svg:x1="8.112cm" svg:y1="1.644cm" svg:x2="8.259cm" svg:y2="1.779cm"><text:p/></draw:line><draw:line draw:style-name="gr62" draw:text-style-name="P81" svg:x1="8.211cm" svg:y1="1.646cm" svg:x2="8.358cm" svg:y2="1.781cm"><text:p/></draw:line><draw:line draw:style-name="gr62" draw:text-style-name="P81" svg:x1="10.083cm" svg:y1="1.704cm" svg:x2="9.936cm" svg:y2="1.839cm"><text:p/></draw:line><draw:line draw:style-name="gr62" draw:text-style-name="P81" svg:x1="9.977cm" svg:y1="1.704cm" svg:x2="9.83cm" svg:y2="1.839cm"><text:p/></draw:line><draw:line draw:style-name="gr64" draw:text-style-name="P81" svg:x1="7.359cm" svg:y1="2.282cm" svg:x2="8.856cm" svg:y2="0.785cm"><text:p/></draw:line><draw:frame draw:style-name="gr66" draw:text-style-name="P83" svg:width="1.14cm" svg:height="0.376cm" svg:x="7.07cm" svg:y="1.135cm"><draw:text-box><text:p text:style-name="P82"><text:span text:style-name="T53">2,5 cm</text:span></text:p></draw:text-box></draw:frame></draw:g> Construis un patron du solide ci‑<text:span text:style-name="T43">c</text:span><text:span text:style-name="T44">ontre</text:span> représenté en perspective.</text:p>
        </text:list-item>
      </text:list>
      <text:h text:style-name="P51" text:outline-level="1"><text:span text:style-name="_5f_livret"><text:span text:style-name="T11"/></text:span></text:h>
      <text:h text:style-name="P52" text:outline-level="1"><text:span text:style-name="_5f_livret"><text:span text:style-name="T11"/></text:span></text:h>
      <text:h text:style-name="P54" text:outline-level="1"><draw:g text:anchor-type="paragraph" draw:z-index="18" draw:name="Forme 4" draw:style-name="gr6"><draw:g draw:style-name="gr7"><draw:line draw:style-name="gr8" draw:text-style-name="P65" svg:x1="5.837cm" svg:y1="0.418cm" svg:x2="5.837cm" svg:y2="10.418cm"><text:p/></draw:line><draw:line draw:style-name="gr8" draw:text-style-name="P65" svg:x1="6.337cm" svg:y1="0.418cm" svg:x2="6.337cm" svg:y2="10.418cm"><text:p/></draw:line><draw:line draw:style-name="gr8" draw:text-style-name="P65" svg:x1="6.837cm" svg:y1="0.418cm" svg:x2="6.837cm" svg:y2="10.418cm"><text:p/></draw:line><draw:line draw:style-name="gr8" draw:text-style-name="P65" svg:x1="7.337cm" svg:y1="0.418cm" svg:x2="7.337cm" svg:y2="10.418cm"><text:p/></draw:line><draw:line draw:style-name="gr8" draw:text-style-name="P65" svg:x1="7.837cm" svg:y1="0.418cm" svg:x2="7.837cm" svg:y2="10.418cm"><text:p/></draw:line><draw:line draw:style-name="gr8" draw:text-style-name="P65" svg:x1="8.337cm" svg:y1="0.418cm" svg:x2="8.337cm" svg:y2="10.418cm"><text:p/></draw:line><draw:line draw:style-name="gr8" draw:text-style-name="P65" svg:x1="8.837cm" svg:y1="0.418cm" svg:x2="8.837cm" svg:y2="10.418cm"><text:p/></draw:line><draw:line draw:style-name="gr8" draw:text-style-name="P65" svg:x1="9.338cm" svg:y1="0.418cm" svg:x2="9.338cm" svg:y2="10.418cm"><text:p/></draw:line><draw:line draw:style-name="gr8" draw:text-style-name="P65" svg:x1="9.839cm" svg:y1="0.418cm" svg:x2="9.839cm" svg:y2="10.418cm"><text:p/></draw:line><draw:line draw:style-name="gr8" draw:text-style-name="P65" svg:x1="10.338cm" svg:y1="0.418cm" svg:x2="10.338cm" svg:y2="10.418cm"><text:p/></draw:line><draw:line draw:style-name="gr8" draw:text-style-name="P65" svg:x1="10.839cm" svg:y1="0.418cm" svg:x2="10.839cm" svg:y2="10.418cm"><text:p/></draw:line><draw:line draw:style-name="gr8" draw:text-style-name="P65" svg:x1="11.337cm" svg:y1="0.418cm" svg:x2="11.337cm" svg:y2="10.418cm"><text:p/></draw:line><draw:line draw:style-name="gr8" draw:text-style-name="P65" svg:x1="11.84cm" svg:y1="0.418cm" svg:x2="11.84cm" svg:y2="10.418cm"><text:p/></draw:line><draw:line draw:style-name="gr8" draw:text-style-name="P65" svg:x1="12.337cm" svg:y1="0.418cm" svg:x2="12.337cm" svg:y2="10.418cm"><text:p/></draw:line><draw:line draw:style-name="gr8" draw:text-style-name="P65" svg:x1="12.837cm" svg:y1="0.418cm" svg:x2="12.837cm" svg:y2="10.418cm"><text:p/></draw:line><draw:line draw:style-name="gr8" draw:text-style-name="P65" svg:x1="13.337cm" svg:y1="0.418cm" svg:x2="13.337cm" svg:y2="10.418cm"><text:p/></draw:line><draw:line draw:style-name="gr8" draw:text-style-name="P65" svg:x1="13.837cm" svg:y1="0.418cm" svg:x2="13.837cm" svg:y2="10.418cm"><text:p/></draw:line><draw:line draw:style-name="gr8" draw:text-style-name="P65" svg:x1="14.337cm" svg:y1="0.418cm" svg:x2="14.337cm" svg:y2="10.418cm"><text:p/></draw:line><draw:line draw:style-name="gr8" draw:text-style-name="P65" svg:x1="14.837cm" svg:y1="0.418cm" svg:x2="14.837cm" svg:y2="10.418cm"><text:p/></draw:line><draw:line draw:style-name="gr8" draw:text-style-name="P65" svg:x1="15.337cm" svg:y1="0.418cm" svg:x2="15.337cm" svg:y2="10.418cm"><text:p/></draw:line><draw:line draw:style-name="gr8" draw:text-style-name="P65" svg:x1="15.837cm" svg:y1="0.418cm" svg:x2="15.837cm" svg:y2="10.418cm"><text:p/></draw:line><draw:line draw:style-name="gr8" draw:text-style-name="P65" svg:x1="16.337cm" svg:y1="0.418cm" svg:x2="16.337cm" svg:y2="10.418cm"><text:p/></draw:line><draw:line draw:style-name="gr8" draw:text-style-name="P65" svg:x1="16.838cm" svg:y1="0.418cm" svg:x2="16.838cm" svg:y2="10.418cm"><text:p/></draw:line><draw:line draw:style-name="gr8" draw:text-style-name="P65" svg:x1="17.339cm" svg:y1="0.418cm" svg:x2="17.339cm" svg:y2="10.418cm"><text:p/></draw:line><draw:line draw:style-name="gr8" draw:text-style-name="P65" svg:x1="17.84cm" svg:y1="0.418cm" svg:x2="17.84cm" svg:y2="10.418cm"><text:p/></draw:line><draw:line draw:style-name="gr8" draw:text-style-name="P65" svg:x1="18.339cm" svg:y1="0.418cm" svg:x2="18.339cm" svg:y2="10.418cm"><text:p/></draw:line><draw:line draw:style-name="gr8" draw:text-style-name="P65" svg:x1="18.837cm" svg:y1="0.418cm" svg:x2="18.837cm" svg:y2="10.418cm"><text:p/></draw:line><draw:line draw:style-name="gr8" draw:text-style-name="P65" svg:x1="5.837cm" svg:y1="0.418cm" svg:x2="18.837cm" svg:y2="0.418cm"><text:p/></draw:line><draw:line draw:style-name="gr8" draw:text-style-name="P65" svg:x1="5.837cm" svg:y1="0.914cm" svg:x2="18.837cm" svg:y2="0.914cm"><text:p/></draw:line><draw:line draw:style-name="gr8" draw:text-style-name="P65" svg:x1="5.837cm" svg:y1="1.415cm" svg:x2="18.837cm" svg:y2="1.415cm"><text:p/></draw:line><draw:line draw:style-name="gr8" draw:text-style-name="P65" svg:x1="5.837cm" svg:y1="1.916cm" svg:x2="18.837cm" svg:y2="1.916cm"><text:p/></draw:line><draw:line draw:style-name="gr8" draw:text-style-name="P65" svg:x1="5.837cm" svg:y1="2.415cm" svg:x2="18.837cm" svg:y2="2.415cm"><text:p/></draw:line><draw:line draw:style-name="gr8" draw:text-style-name="P65" svg:x1="5.837cm" svg:y1="2.916cm" svg:x2="18.837cm" svg:y2="2.916cm"><text:p/></draw:line><draw:line draw:style-name="gr8" draw:text-style-name="P65" svg:x1="5.837cm" svg:y1="3.417cm" svg:x2="18.837cm" svg:y2="3.417cm"><text:p/></draw:line><draw:line draw:style-name="gr8" draw:text-style-name="P65" svg:x1="5.837cm" svg:y1="3.918cm" svg:x2="18.837cm" svg:y2="3.918cm"><text:p/></draw:line><draw:line draw:style-name="gr8" draw:text-style-name="P65" svg:x1="5.837cm" svg:y1="4.418cm" svg:x2="18.837cm" svg:y2="4.418cm"><text:p/></draw:line><draw:line draw:style-name="gr8" draw:text-style-name="P65" svg:x1="5.837cm" svg:y1="4.918cm" svg:x2="18.837cm" svg:y2="4.918cm"><text:p/></draw:line><draw:line draw:style-name="gr8" draw:text-style-name="P65" svg:x1="5.837cm" svg:y1="5.418cm" svg:x2="18.837cm" svg:y2="5.418cm"><text:p/></draw:line><draw:line draw:style-name="gr8" draw:text-style-name="P65" svg:x1="5.837cm" svg:y1="5.918cm" svg:x2="18.837cm" svg:y2="5.918cm"><text:p/></draw:line><draw:line draw:style-name="gr8" draw:text-style-name="P65" svg:x1="5.837cm" svg:y1="6.418cm" svg:x2="18.837cm" svg:y2="6.418cm"><text:p/></draw:line><draw:line draw:style-name="gr8" draw:text-style-name="P65" svg:x1="5.837cm" svg:y1="6.918cm" svg:x2="18.837cm" svg:y2="6.918cm"><text:p/></draw:line><draw:line draw:style-name="gr8" draw:text-style-name="P65" svg:x1="5.837cm" svg:y1="7.416cm" svg:x2="18.837cm" svg:y2="7.416cm"><text:p/></draw:line><draw:line draw:style-name="gr8" draw:text-style-name="P65" svg:x1="5.837cm" svg:y1="7.918cm" svg:x2="18.837cm" svg:y2="7.918cm"><text:p/></draw:line><draw:line draw:style-name="gr8" draw:text-style-name="P65" svg:x1="5.837cm" svg:y1="8.414cm" svg:x2="18.837cm" svg:y2="8.414cm"><text:p/></draw:line><draw:line draw:style-name="gr8" draw:text-style-name="P65" svg:x1="5.837cm" svg:y1="8.915cm" svg:x2="18.837cm" svg:y2="8.915cm"><text:p/></draw:line><draw:line draw:style-name="gr8" draw:text-style-name="P65" svg:x1="5.837cm" svg:y1="9.416cm" svg:x2="18.837cm" svg:y2="9.416cm"><text:p/></draw:line><draw:line draw:style-name="gr8" draw:text-style-name="P65" svg:x1="5.837cm" svg:y1="9.917cm" svg:x2="18.837cm" svg:y2="9.917cm"><text:p/></draw:line><draw:line draw:style-name="gr8" draw:text-style-name="P65" svg:x1="5.837cm" svg:y1="10.416cm" svg:x2="18.837cm" svg:y2="10.416cm"><text:p/></draw:line></draw:g><draw:rect draw:style-name="gr9" draw:text-style-name="P66" svg:width="3.017cm" svg:height="3.998cm" svg:x="10.338cm" svg:y="3.912cm"><text:p/></draw:rect><draw:line draw:style-name="gr10" draw:text-style-name="P67" svg:x1="13.337cm" svg:y1="7.906cm" svg:x2="15.834cm" svg:y2="7.906cm"><text:p/></draw:line><draw:line draw:style-name="gr10" draw:text-style-name="P67" svg:x1="13.375cm" svg:y1="3.911cm" svg:x2="15.872cm" svg:y2="3.911cm"><text:p/></draw:line><draw:line draw:style-name="gr10" draw:text-style-name="P67" svg:x1="7.824cm" svg:y1="7.906cm" svg:x2="10.321cm" svg:y2="7.906cm"><text:p/></draw:line><draw:line draw:style-name="gr10" draw:text-style-name="P67" svg:x1="7.807cm" svg:y1="3.911cm" svg:x2="10.304cm" svg:y2="3.911cm"><text:p/></draw:line><draw:line draw:style-name="gr10" draw:text-style-name="P67" svg:x1="7.823cm" svg:y1="3.911cm" svg:x2="7.823cm" svg:y2="7.889cm"><text:p/></draw:line><draw:line draw:style-name="gr10" draw:text-style-name="P67" svg:x1="15.836cm" svg:y1="3.895cm" svg:x2="15.836cm" svg:y2="7.891cm"><text:p/></draw:line><draw:line draw:style-name="gr10" draw:text-style-name="P67" svg:x1="10.339cm" svg:y1="3.928cm" svg:x2="11.838cm" svg:y2="1.93cm"><text:p/></draw:line><draw:line draw:style-name="gr10" draw:text-style-name="P67" svg:x1="11.856cm" svg:y1="1.915cm" svg:x2="13.355cm" svg:y2="3.913cm"><text:p/></draw:line><draw:line draw:style-name="gr10" draw:text-style-name="P67" svg:x1="11.841cm" svg:y1="9.927cm" svg:x2="13.34cm" svg:y2="7.929cm"><text:p/></draw:line><draw:line draw:style-name="gr10" draw:text-style-name="P67" svg:x1="10.34cm" svg:y1="7.928cm" svg:x2="11.839cm" svg:y2="9.926cm"><text:p/></draw:line></draw:g>Sur papier à petits carreaux :</text:h>
      <text:h text:style-name="P53" text:outline-level="1"/>
      <text:h text:style-name="P53" text:outline-level="1"/>
      <text:h text:style-name="P53" text:outline-level="1"/>
      <text:h text:style-name="P53" text:outline-level="1"/>
      <text:h text:style-name="P53" text:outline-level="1"/>
      <text:p text:style-name="P31"><text:span text:style-name="_5f_pointillés_20_gris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OpenSymbol3" svg:font-family="OpenSymbol, 'Arial Unicode MS'" style:font-charset="x-symbol"/>
    <style:font-face style:name="StarSymbol1" svg:font-family="StarSymbol" style:font-charset="x-symbol"/>
    <style:font-face style:name="Lucida Sans3" svg:font-family="'Lucida Sans'" style:font-pitch="variable" style:font-charset="x-symbol"/>
    <style:font-face style:name="OpenSymbol5" svg:font-family="OpenSymbol" style:font-pitch="variable" style:font-charset="x-symbol"/>
    <style:font-face style:name="OpenSymbol4" svg:font-family="OpenSymbol" style:font-adornments="Oblique" style:font-pitch="variable" style:font-charset="x-symbol"/>
    <style:font-face style:name="OpenSymbol1" svg:font-family="OpenSymbol, 'Arial Unicode MS'" style:font-pitch="variable" style:font-charset="x-symbol"/>
    <style:font-face style:name="SimSun2" svg:font-family="SimSun" style:font-pitch="variable" style:font-charset="x-symbol"/>
    <style:font-face style:name="StarSymbol" svg:font-family="StarSymbol" style:font-pitch="variable" style:font-charset="x-symbol"/>
    <style:font-face style:name="Times New Roman3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Lucida Sans2" svg:font-family="'Lucida Sans'" style:font-family-generic="system" style:font-pitch="variable" style:font-charset="x-symbol"/>
    <style:font-face style:name="SimSun" svg:font-family="SimSun" style:font-family-generic="system" style:font-pitch="variable" style:font-charset="x-symbol"/>
    <style:font-face style:name="OpenSymbol6" svg:font-family="OpenSymbol"/>
    <style:font-face style:name="Tahoma2" svg:font-family="Tahoma"/>
    <style:font-face style:name="Bitstream Vera Sans6" svg:font-family="'Bitstream Vera Sans'" style:font-adornments="Roman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SimSun3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4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Lucida Sans1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fill-image draw:name="Bitmap_20_2" draw:display-name="Bitmap 2" xlink:href="Pictures/1000000000000462000000589ACB62EABBDEC345.png" xlink:type="simple" xlink:show="embed" xlink:actuate="onLoad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draw:stroke-dash draw:name="Dashed_20__28_var_29__20_6100" draw:display-name="Dashed (var) 6100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25" draw:display-name="Dashed (var) 6825" draw:style="rect" draw:dots1="1" draw:dots1-length="0.002cm" draw:dots2="1" draw:dots2-length="0.002cm" draw:distance="0.002cm"/>
    <draw:stroke-dash draw:name="Dashed_20__28_var_29__20_6826" draw:display-name="Dashed (var) 6826" draw:style="rect" draw:dots1="1" draw:dots1-length="0.002cm" draw:dots2="1" draw:dots2-length="0.002cm" draw:distance="0.002cm"/>
    <draw:stroke-dash draw:name="Dashed_20__28_var_29__20_6827" draw:display-name="Dashed (var) 6827" draw:style="rect" draw:dots1="1" draw:dots1-length="0.002cm" draw:dots2="1" draw:dots2-length="0.002cm" draw:distance="0.002cm"/>
    <draw:stroke-dash draw:name="Dashed_20__28_var_29__20_6828" draw:display-name="Dashed (var) 6828" draw:style="rect" draw:dots1="1" draw:dots1-length="0.002cm" draw:dots2="1" draw:dots2-length="0.002cm" draw:distance="0.002cm"/>
    <draw:stroke-dash draw:name="Dashed_20__28_var_29__20_6829" draw:display-name="Dashed (var) 6829" draw:style="rect" draw:dots1="1" draw:dots1-length="0.002cm" draw:dots2="1" draw:dots2-length="0.002cm" draw:distance="0.002cm"/>
    <draw:stroke-dash draw:name="Dashed_20__28_var_29__20_6830" draw:display-name="Dashed (var) 6830" draw:style="rect" draw:dots1="1" draw:dots1-length="0.002cm" draw:dots2="1" draw:dots2-length="0.002cm" draw:distance="0.002cm"/>
    <draw:stroke-dash draw:name="Dashed_20__28_var_29__20_6831" draw:display-name="Dashed (var) 6831" draw:style="rect" draw:dots1="1" draw:dots1-length="0.002cm" draw:dots2="1" draw:dots2-length="0.002cm" draw:distance="0.002cm"/>
    <draw:stroke-dash draw:name="Dashed_20__28_var_29__20_6832" draw:display-name="Dashed (var) 6832" draw:style="rect" draw:dots1="1" draw:dots1-length="0.002cm" draw:dots2="1" draw:dots2-length="0.002cm" draw:distance="0.002cm"/>
    <draw:stroke-dash draw:name="Dashed_20__28_var_29__20_6833" draw:display-name="Dashed (var) 6833" draw:style="rect" draw:dots1="1" draw:dots1-length="0.002cm" draw:dots2="1" draw:dots2-length="0.002cm" draw:distance="0.002cm"/>
    <draw:stroke-dash draw:name="Dashed_20__28_var_29__20_7283" draw:display-name="Dashed (var) 7283" draw:style="rect" draw:dots1="1" draw:dots1-length="0.001cm" draw:dots2="1" draw:dots2-length="0.001cm" draw:distance="0.001cm"/>
    <draw:stroke-dash draw:name="Dashed_20__28_var_29__20_7284" draw:display-name="Dashed (var) 7284" draw:style="rect" draw:dots1="1" draw:dots1-length="0.001cm" draw:dots2="1" draw:dots2-length="0.001cm" draw:distance="0.001cm"/>
    <draw:stroke-dash draw:name="Dashed_20__28_var_29__20_7285" draw:display-name="Dashed (var) 7285" draw:style="rect" draw:dots1="1" draw:dots1-length="0.001cm" draw:dots2="1" draw:dots2-length="0.001cm" draw:distance="0.001cm"/>
    <draw:stroke-dash draw:name="Dashed_20__28_var_29__20_7286" draw:display-name="Dashed (var) 7286" draw:style="rect" draw:dots1="1" draw:dots1-length="0.001cm" draw:dots2="1" draw:dots2-length="0.001cm" draw:distance="0.001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320" draw:display-name="Dashed (var) 7320" draw:style="rect" draw:dots1="1" draw:dots1-length="0.005cm" draw:dots2="1" draw:dots2-length="0.005cm" draw:distance="0.005cm"/>
    <draw:stroke-dash draw:name="Dashed_20__28_var_29__20_7321" draw:display-name="Dashed (var) 7321" draw:style="rect" draw:dots1="1" draw:dots1-length="0.005cm" draw:dots2="1" draw:dots2-length="0.005cm" draw:distance="0.005cm"/>
    <draw:stroke-dash draw:name="Dashed_20__28_var_29__20_7322" draw:display-name="Dashed (var) 7322" draw:style="rect" draw:dots1="1" draw:dots1-length="0.005cm" draw:dots2="1" draw:dots2-length="0.005cm" draw:distance="0.005cm"/>
    <draw:stroke-dash draw:name="Dashed_20__28_var_29__20_7323" draw:display-name="Dashed (var) 7323" draw:style="rect" draw:dots1="1" draw:dots1-length="0.005cm" draw:dots2="1" draw:dots2-length="0.005cm" draw:distance="0.005cm"/>
    <draw:stroke-dash draw:name="Fine_20_Dashed" draw:display-name="Fine Dashed" draw:style="rect" draw:dots1="1" draw:dots1-length="63%" draw:distance="63%"/>
    <draw:stroke-dash draw:name="Ultrafine_20_Dashed" draw:display-name="Ultrafine Dashed" draw:style="rect" draw:dots1="1" draw:dots1-length="0.016cm" draw:dots2="1" draw:dots2-length="0.016cm" draw:distance="0.01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3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3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3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3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3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4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3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1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3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3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4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3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3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4" fo:font-family="OpenSymbol" style:font-style-name="Oblique" style:font-pitch="variable" style:font-charset="x-symbol" fo:font-size="10pt" fo:font-style="normal" style:font-name-asian="OpenSymbol4" style:font-family-asian="OpenSymbol" style:font-style-name-asian="Oblique" style:font-pitch-asian="variable" style:font-charset-asian="x-symbol" style:font-name-complex="OpenSymbol4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5" fo:font-family="OpenSymbol" style:font-pitch="variable" style:font-charset="x-symbol" fo:font-size="10pt" fo:font-style="normal" fo:background-color="transparent" style:font-name-asian="OpenSymbol5" style:font-family-asian="OpenSymbol" style:font-pitch-asian="variable" style:font-charset-asian="x-symbol" style:font-size-asian="12pt" style:font-style-asian="italic" style:font-name-complex="OpenSymbol5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3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2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3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Consigne" style:family="text">
      <style:text-properties style:use-window-font-color="true" loext:opacity="0%" style:font-name="Bitstream Vera Sans" fo:font-family="'Bitstream Vera Sans'" style:font-style-name="Oblique" style:font-family-generic="swiss" style:font-pitch="variable" fo:font-size="11pt" fo:font-style="italic" style:text-underline-style="none"/>
    </style:style>
    <style:style style:name="_5f_Niveau_5f_orange" style:display-name="_Niveau_orang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4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old_5f_niv1" style:display-name="Bold_niv1" style:family="text">
      <style:text-properties fo:color="#e8c32a" loext:opacity="100%" style:font-name="Bitstream Vera Sans3" fo:font-family="'Bitstream Vera Sans'" style:font-style-name="Roman" style:font-family-generic="swiss" style:font-pitch="variable" fo:font-size="10pt" fo:font-weight="bold" style:font-size-asian="10.5pt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3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Numéros_20_de_20_s_27_entraîner" style:display-name="-Numéros de s'entraîner" style:family="text">
      <style:text-properties fo:color="#ffffff" loext:opacity="100%" style:font-name="Bitstream Vera Sans3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Bold_5f_niv2" style:display-name="Bold_niv2" style:family="text">
      <style:text-properties fo:color="#d3802b" loext:opacity="100%" style:font-name="Bitstream Vera Sans3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loext:opacity="100%" style:font-name="Bitstream Vera Sans3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loext:opacity="100%" style:font-name="Bitstream Vera Sans3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Numéros_20_second_20_de_20_méthode" style:display-name="_Numéros second de méthode" style:family="text">
      <style:text-properties fo:color="#ffffff" loext:opacity="100%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5f_opensymbol" style:display-name="_opensymbol" style:family="text">
      <style:text-properties style:font-name="OpenSymbol5" fo:font-family="OpenSymbol" style:font-pitch="variable" style:font-charset="x-symbol" fo:font-size="10pt" fo:font-style="normal"/>
    </style:style>
    <style:style style:name="Exemple_5f_bold" style:display-name="Exemple_bold" style:family="text">
      <style:text-properties fo:color="#4d4d4d" loext:opacity="100%" style:font-name="Bitstream Vera Sans3" fo:font-family="'Bitstream Vera Sans'" style:font-style-name="Roman" style:font-family-generic="swiss" style:font-pitch="variable" fo:font-size="8pt" style:text-underline-style="none" fo:font-weight="bold" officeooo:rsid="0019262b" style:font-size-asian="10.5pt" style:font-weight-asian="bold" style:font-weight-complex="bold" loext:shadow="none"/>
    </style:style>
    <style:style style:name="Exemple_5f_titre" style:display-name="Exemple_titre" style:family="text" style:parent-style-name="Exemple_5f_bold">
      <style:text-properties fo:color="#4d4d4d" loext:opacity="100%" style:font-name="Bitstream Vera Sans3" fo:font-family="'Bitstream Vera Sans'" style:font-style-name="Roman" style:font-family-generic="swiss" style:font-pitch="variable" fo:font-size="8pt" style:text-underline-style="solid" style:text-underline-width="auto" style:text-underline-color="#7fb241" fo:font-weight="bold" officeooo:rsid="0019262b" fo:background-color="transparent" style:font-size-asian="10.5pt" style:font-weight-asian="bold" style:font-weight-complex="bold" loext:shadow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1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1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1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1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1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1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1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1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1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1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1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1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1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1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1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1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1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1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1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1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1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1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1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1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1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1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1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1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1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1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1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1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1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1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_5f_En-tête">
      <style:text-properties fo:font-variant="normal" fo:text-transform="none" fo:color="#1ca2b8" loext:opacity="100%" style:font-name="Bitstream Vera Sans2" fo:font-size="16pt" fo:letter-spacing="normal" fo:font-style="normal" fo:text-shadow="none" fo:font-weight="bold" officeooo:rsid="002b3f0f" officeooo:paragraph-rsid="0067aa8d" style:font-size-asian="16pt" style:font-style-asian="normal" style:font-size-complex="16pt" style:font-style-complex="normal"/>
    </style:style>
    <style:style style:name="MP25" style:family="paragraph">
      <loext:graphic-properties draw:fill="solid" draw:fill-color="#1ca2b8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3db5af"/>
    </style:style>
    <style:style style:name="MP32" style:family="paragraph" style:parent-style-name="Header">
      <style:text-properties fo:font-size="14pt" style:font-size-asian="14pt" style:font-size-complex="14pt"/>
    </style:style>
    <style:style style:name="MP3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5066ff"/>
    </style:style>
    <style:style style:name="MT7" style:family="text">
      <style:text-properties officeooo:rsid="003459de"/>
    </style:style>
    <style:style style:name="MT8" style:family="text">
      <style:text-properties officeooo:rsid="002da2af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none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>
          <style:column-sep style:width="0.035cm" style:color="#000000" style:height="100%" style:style="none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2">N4 : Fractions</text:p>
              </table:table-cell>
              <table:table-cell table:style-name="Tableau18.A1" office:value-type="string">
                <text:p text:style-name="MP32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3">Série 1 : Fractions et parts</text:p>
            </table:table-cell>
            <table:table-cell table:style-name="Tableau18.A1" office:value-type="string">
              <text:p text:style-name="MP33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paire_20__28_D_29_" style:display-name="_Fiche éditeur série 5 paire (D)" style:page-layout-name="Mpm18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22">Chapitre G2 : Triangles</text:p>
      </style:footer>
      <style:footer-left>
        <text:p text:style-name="MP23">Fonctions linéaires et affines : Chapitre D2</text:p>
      </style:footer-left>
    </style:master-page>
    <style:master-page style:name="First_20_Page" style:display-name="First Page" style:page-layout-name="Mpm19" style:next-style-name="Standard"/>
    <style:master-page style:name="Envelope" style:page-layout-name="Mpm20"/>
    <style:master-page style:name="Index" style:page-layout-name="Mpm19"/>
    <style:master-page style:name="Footnote" style:page-layout-name="Mpm21"/>
    <style:master-page style:name="Landscape" style:page-layout-name="Mpm22"/>
    <style:master-page style:name="_5f_Fiche_20_éditeur_20_série_20_2_20_une_20_colonne_20_impaire_20__28_G_29_" style:display-name="_Fiche éditeur série 2 une colonne impaire (G)" style:page-layout-name="Mpm23" draw:style-name="Mdp1">
      <style:header>
        <text:p text:style-name="MP24"><draw:path text:anchor-type="paragraph" draw:z-index="23" draw:name="Forme1" draw:style-name="Mgr1" draw:text-style-name="MP25" svg:width="4.329cm" svg:height="2.24cm" svg:x="0cm" svg:y="0cm" svg:viewBox="0 0 4330 2241" svg:d="M0 2241l3984-288c209-15 363-168 345-342l-170-1611h-4159z"><text:p/></draw:path><draw:frame text:anchor-type="paragraph" draw:z-index="24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3</text:span></text:p></draw:text-box></draw:frame><draw:line text:anchor-type="paragraph" draw:z-index="25" draw:name="Forme3" draw:style-name="Mgr3" draw:text-style-name="MP26" svg:x1="21.267cm" svg:y1="0.36cm" svg:x2="23.611cm" svg:y2="0.36cm"><text:p/></draw:line>C<text:span text:style-name="MT6">onstruire un patron de prisme ou de cylindre</text:span></text:p>
      </style:header>
      <style:header-first>
        <text:p text:style-name="MP24"><draw:path text:anchor-type="paragraph" draw:z-index="26" draw:name="Forme1" draw:style-name="Mgr1" draw:text-style-name="MP25" svg:width="4.329cm" svg:height="2.24cm" svg:x="0cm" svg:y="0cm" svg:viewBox="0 0 4330 2241" svg:d="M0 2241l3984-288c209-15 363-168 345-342l-170-1611h-4159z"><text:p/></draw:path><draw:frame text:anchor-type="paragraph" draw:z-index="0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3</text:span></text:p></draw:text-box></draw:frame><draw:line text:anchor-type="paragraph" draw:z-index="1" draw:name="Forme3" draw:style-name="Mgr3" draw:text-style-name="MP26" svg:x1="21.267cm" svg:y1="0.36cm" svg:x2="23.611cm" svg:y2="0.36cm"><text:p/></draw:line>C<text:span text:style-name="MT6">onstruire un patron de prisme ou de cylindre</text:span></text:p>
      </style:header-first>
      <style:footer>
        <text:p text:style-name="MP28"><draw:frame draw:style-name="Mfr1" draw:name="Cadre4" text:anchor-type="paragraph" svg:y="-0.06cm" draw:z-index="0"><draw:text-box fo:min-height="0.499cm" fo:min-width="1cm"><draw:frame draw:style-name="Mfr2" draw:name="Cadre5" text:anchor-type="frame" svg:x="0.45cm" svg:y="0.079cm" svg:width="0.817cm" draw:z-index="0"><draw:text-box fo:min-height="0.355cm"><text:p text:style-name="MP29"><draw:g text:anchor-type="paragraph" draw:z-index="22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129</text:page-number></text:p></draw:text-box></draw:frame><text:p text:style-name="MP31"><text:span text:style-name="MT7">Espace</text:span> • <text:span text:style-name="MT8">D6</text:span></text:p></draw:text-box></draw:frame></text:p>
      </style:footer>
      <style:footer-left>
        <text:p text:style-name="MP28"><draw:frame draw:style-name="Mfr1" draw:name="Cadre6" text:anchor-type="paragraph" svg:y="-0.06cm" draw:z-index="2"><draw:text-box fo:min-height="0.499cm" fo:min-width="1cm"><draw:frame draw:style-name="Mfr2" draw:name="Cadre7" text:anchor-type="frame" svg:x="0.45cm" svg:y="0.079cm" svg:width="0.817cm" draw:z-index="3"><draw:text-box fo:min-height="0.355cm"><text:p text:style-name="MP29"><draw:g text:anchor-type="paragraph" draw:z-index="19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128</text:page-number></text:p></draw:text-box></draw:frame><text:p text:style-name="MP31"><text:span text:style-name="MT7">Espace</text:span> • <text:span text:style-name="MT8">D6</text:span></text:p></draw:text-box></draw:frame></text:p>
      </style:footer-left>
      <style:footer-first>
        <text:p text:style-name="MP28"><draw:frame draw:style-name="Mfr1" draw:name="Cadre8" text:anchor-type="paragraph" svg:y="-0.06cm" draw:z-index="4"><draw:text-box fo:min-height="0.499cm" fo:min-width="1cm"><draw:frame draw:style-name="Mfr2" draw:name="Cadre9" text:anchor-type="frame" svg:x="0.45cm" svg:y="0.079cm" svg:width="0.817cm" draw:z-index="20"><draw:text-box fo:min-height="0.355cm"><text:p text:style-name="MP29"><draw:g text:anchor-type="paragraph" draw:z-index="21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127</text:page-number></text:p></draw:text-box></draw:frame><text:p text:style-name="MP31"><text:span text:style-name="MT7">Espace</text:span> • <text:span text:style-name="MT8">D6</text:span></text:p></draw:text-box></draw:frame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13T14:34:53.075000000</dc:date>
    <meta:editing-duration>PT18H7M2S</meta:editing-duration>
    <meta:editing-cycles>102</meta:editing-cycles>
    <meta:generator>LibreOffice/7.1.1.2$Windows_X86_64 LibreOffice_project/fe0b08f4af1bacafe4c7ecc87ce55bb426164676</meta:generator>
    <dc:subject>diviser</dc:subject>
    <dc:title>A3_3 série 1 </dc:title>
    <meta:document-statistic meta:table-count="2" meta:image-count="0" meta:object-count="0" meta:page-count="2" meta:paragraph-count="74" meta:word-count="446" meta:character-count="2568" meta:non-whitespace-character-count="1786"/>
  </office:meta>
</office:document-meta>
</file>